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6" style:family="table-column">
      <style:table-column-properties fo:break-before="auto" style:column-width="99.01pt"/>
    </style:style>
    <style:style style:name="co2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00.49pt"/>
    </style:style>
    <style:style style:name="co4" style:family="table-column">
      <style:table-column-properties fo:break-before="auto" style:column-width="105pt"/>
    </style:style>
    <style:style style:name="co5" style:family="table-column">
      <style:table-column-properties fo:break-before="auto" style:column-width="69pt"/>
    </style:style>
    <style:style style:name="co8" style:family="table-column">
      <style:table-column-properties fo:break-before="auto" style:column-width="70.5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58.31pt"/>
    </style:style>
    <style:style style:name="co12" style:family="table-column">
      <style:table-column-properties fo:break-before="auto" style:column-width="51pt"/>
    </style:style>
    <style:style style:name="co13" style:family="table-column">
      <style:table-column-properties fo:break-before="auto" style:column-width="91.19pt"/>
    </style:style>
    <style:style style:name="co14" style:family="table-column">
      <style:table-column-properties fo:break-before="auto" style:column-width="106.81pt"/>
    </style:style>
    <style:style style:name="co15" style:family="table-column">
      <style:table-column-properties fo:break-before="auto" style:column-width="100.26pt"/>
    </style:style>
    <style:style style:name="co16" style:family="table-column">
      <style:table-column-properties fo:break-before="auto" style:column-width="79.71pt"/>
    </style:style>
    <style:style style:name="co17" style:family="table-column">
      <style:table-column-properties fo:break-before="auto" style:column-width="60.01pt"/>
    </style:style>
    <style:style style:name="ro4" style:family="table-row">
      <style:table-row-properties style:row-height="55.1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59.19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80.79pt" fo:break-before="auto" style:use-optimal-row-height="false"/>
    </style:style>
    <style:style style:name="ro9" style:family="table-row">
      <style:table-row-properties style:row-height="14.91pt" fo:break-before="auto" style:use-optimal-row-height="true"/>
    </style:style>
    <style:style style:name="ta2" style:family="table" style:master-page-name="PageStyle_5f_ERC_5f_2015_5f_GRANTED">
      <style:table-properties table:display="true" style:writing-mode="lr-tb"/>
    </style:style>
    <style:style style:name="ta3" style:family="table" style:master-page-name="PageStyle_5f_ERC_5f_2015_5f_SuccessRate">
      <style:table-properties table:display="true" style:writing-mode="lr-tb"/>
    </style:style>
    <style:style style:name="ta4" style:family="table" style:master-page-name="PageStyle_5f_ERC_5f_2015_5f_EVAL">
      <style:table-properties table:display="true" style:writing-mode="lr-tb"/>
    </style:style>
    <style:style style:name="ta5" style:family="table" style:master-page-name="PageStyle_5f_The_5f_Interesting_5f_Data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cc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Default">
      <style:table-cell-properties fo:background-color="#ff66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2">
      <style:table-cell-properties style:rotation-align="none"/>
      <style:text-properties style:text-position=""/>
    </style:style>
    <style:style style:name="ce11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  <style:text-properties style:text-position=""/>
    </style:style>
    <style:style style:name="ce12" style:family="table-cell" style:parent-style-name="Default">
      <style:table-cell-properties fo:background-color="#ffcc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ackground-color="#ff66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Default" style:data-style-name="N2">
      <style:table-cell-properties style:rotation-align="none"/>
    </style:style>
    <style:style style:name="ce22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3" style:family="table-cell" style:parent-style-name="Default" style:data-style-name="N126">
      <style:table-cell-properties style:rotation-align="none"/>
    </style:style>
    <style:style style:name="ce24" style:family="table-cell" style:parent-style-name="Default" style:data-style-name="N127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Default" style:data-style-name="N127">
      <style:table-cell-properties style:rotation-align="none"/>
    </style:style>
    <style:style style:name="ce27" style:family="table-cell" style:parent-style-name="Default" style:data-style-name="N128">
      <style:table-cell-properties style:rotation-align="none"/>
    </style:style>
    <style:style style:name="ce28" style:family="table-cell" style:parent-style-name="Default">
      <style:table-cell-properties fo:background-color="#ffcc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51.4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3465a4" draw:marker-start="Arrowheads_20_1" draw:marker-start-width="5.95pt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340.16pt" fo:min-height="52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text-position="0% 100%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ERC_2015_EVAL" table:style-name="ta4">
        <office:forms form:automatic-focus="false" form:apply-design-mode="false"/>
        <table:table-column table:style-name="co4" table:default-cell-style-name="ce13"/>
        <table:table-column table:style-name="co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2" table:number-columns-repeated="1019" table:default-cell-style-name="ce13"/>
        <table:table-row table:style-name="ro6">
          <table:table-cell table:style-name="ce12" office:value-type="string" calcext:value-type="string">
            <text:p>Country</text:p>
          </table:table-cell>
          <table:table-cell table:style-name="ce12" office:value-type="string" calcext:value-type="string">
            <text:p>Starting Grant</text:p>
          </table:table-cell>
          <table:table-cell table:style-name="ce12" office:value-type="string" calcext:value-type="string">
            <text:p>Consolidator Grants</text:p>
          </table:table-cell>
          <table:table-cell table:style-name="ce12" office:value-type="string" calcext:value-type="string">
            <text:p>Advanced Grant</text:p>
          </table:table-cell>
          <table:table-cell table:style-name="ce12" office:value-type="string" calcext:value-type="string">
            <text:p>Proof of Concept</text:p>
          </table:table-cell>
          <table:table-cell table:style-name="ce18" office:value-type="string" calcext:value-type="string">
            <text:p>All new grants (without PoC)</text:p>
          </table:table-cell>
          <table:table-cell table:style-name="ce19" office:value-type="string" calcext:value-type="string">
            <text:p>TOTAL</text:p>
          </table:table-cell>
          <table:table-cell table:style-name="ce20" table:number-columns-repeated="1016"/>
          <table:table-cell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style-name="ce17" table:formula="of:=SUM([.B2:.D2])" office:value-type="float" office:value="144" calcext:value-type="float">
            <text:p>144</text:p>
          </table:table-cell>
          <table:table-cell table:style-name="ce17" table:formula="of:=SUM([.B2:.E2])" office:value-type="float" office:value="149" calcext:value-type="float">
            <text:p>1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style-name="ce17" table:formula="of:=SUM([.B3:.D3])" office:value-type="float" office:value="230" calcext:value-type="float">
            <text:p>230</text:p>
          </table:table-cell>
          <table:table-cell table:style-name="ce17" table:formula="of:=SUM([.B3:.E3])" office:value-type="float" office:value="251" calcext:value-type="float">
            <text:p>2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lgari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7" table:formula="of:=SUM([.B4:.D4])" office:value-type="float" office:value="11" calcext:value-type="float">
            <text:p>11</text:p>
          </table:table-cell>
          <table:table-cell table:style-name="ce17" table:formula="of:=SUM([.B4:.E4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7" table:formula="of:=SUM([.B5:.D5])" office:value-type="float" office:value="11" calcext:value-type="float">
            <text:p>11</text:p>
          </table:table-cell>
          <table:table-cell table:style-name="ce17" table:formula="of:=SUM([.B5:.E5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ypru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7" table:formula="of:=SUM([.B6:.D6])" office:value-type="float" office:value="16" calcext:value-type="float">
            <text:p>16</text:p>
          </table:table-cell>
          <table:table-cell table:style-name="ce17" table:formula="of:=SUM([.B6:.E6])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7" table:formula="of:=SUM([.B7:.D7])" office:value-type="float" office:value="59" calcext:value-type="float">
            <text:p>59</text:p>
          </table:table-cell>
          <table:table-cell table:style-name="ce17" table:formula="of:=SUM([.B7:.E7])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86" calcext:value-type="float">
            <text:p>86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style-name="ce17" table:formula="of:=SUM([.B8:.D8])" office:value-type="float" office:value="185" calcext:value-type="float">
            <text:p>185</text:p>
          </table:table-cell>
          <table:table-cell table:style-name="ce17" table:formula="of:=SUM([.B8:.E8])" office:value-type="float" office:value="189" calcext:value-type="float">
            <text:p>18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7" table:formula="of:=SUM([.B9:.D9])" office:value-type="float" office:value="12" calcext:value-type="float">
            <text:p>12</text:p>
          </table:table-cell>
          <table:table-cell table:style-name="ce17" table:formula="of:=SUM([.B9:.E9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7" table:formula="of:=SUM([.B10:.D10])" office:value-type="float" office:value="200" calcext:value-type="float">
            <text:p>200</text:p>
          </table:table-cell>
          <table:table-cell table:style-name="ce17" table:formula="of:=SUM([.B10:.E10])" office:value-type="float" office:value="203" calcext:value-type="float">
            <text:p>2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33" calcext:value-type="float">
            <text:p>33</text:p>
          </table:table-cell>
          <table:table-cell table:style-name="ce17" table:formula="of:=SUM([.B11:.D11])" office:value-type="float" office:value="643" calcext:value-type="float">
            <text:p>643</text:p>
          </table:table-cell>
          <table:table-cell table:style-name="ce17" table:formula="of:=SUM([.B11:.E11])" office:value-type="float" office:value="676" calcext:value-type="float">
            <text:p>6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339" calcext:value-type="float">
            <text:p>339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table:style-name="ce17" table:formula="of:=SUM([.B12:.D12])" office:value-type="float" office:value="774" calcext:value-type="float">
            <text:p>774</text:p>
          </table:table-cell>
          <table:table-cell table:style-name="ce17" table:formula="of:=SUM([.B12:.E12])" office:value-type="float" office:value="811" calcext:value-type="float">
            <text:p>8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style-name="ce17" table:formula="of:=SUM([.B13:.D13])" office:value-type="float" office:value="95" calcext:value-type="float">
            <text:p>95</text:p>
          </table:table-cell>
          <table:table-cell table:style-name="ce17" table:formula="of:=SUM([.B13:.E13])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7" table:formula="of:=SUM([.B14:.D14])" office:value-type="float" office:value="47" calcext:value-type="float">
            <text:p>47</text:p>
          </table:table-cell>
          <table:table-cell table:style-name="ce17" table:formula="of:=SUM([.B14:.E14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table:formula="of:=SUM([.B15:.D15])" office:value-type="float" office:value="4" calcext:value-type="float">
            <text:p>4</text:p>
          </table:table-cell>
          <table:table-cell table:style-name="ce17" table:formula="of:=SUM([.B15:.E15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17" table:formula="of:=SUM([.B16:.D16])" office:value-type="float" office:value="118" calcext:value-type="float">
            <text:p>118</text:p>
          </table:table-cell>
          <table:table-cell table:style-name="ce17" table:formula="of:=SUM([.B16:.E16])" office:value-type="float" office:value="122" calcext:value-type="float">
            <text:p>1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table:style-name="ce17" table:formula="of:=SUM([.B17:.D17])" office:value-type="float" office:value="224" calcext:value-type="float">
            <text:p>224</text:p>
          </table:table-cell>
          <table:table-cell table:style-name="ce17" table:formula="of:=SUM([.B17:.E17])" office:value-type="float" office:value="251" calcext:value-type="float">
            <text:p>2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78" calcext:value-type="float">
            <text:p>378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table:style-name="ce17" table:formula="of:=SUM([.B18:.D18])" office:value-type="float" office:value="807" calcext:value-type="float">
            <text:p>807</text:p>
          </table:table-cell>
          <table:table-cell table:style-name="ce17" table:formula="of:=SUM([.B18:.E18])" office:value-type="float" office:value="828" calcext:value-type="float">
            <text:p>82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7" table:formula="of:=SUM([.B19:.D19])" office:value-type="float" office:value="12" calcext:value-type="float">
            <text:p>12</text:p>
          </table:table-cell>
          <table:table-cell table:style-name="ce17" table:formula="of:=SUM([.B19:.E19]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table:formula="of:=SUM([.B20:.D20])" office:value-type="float" office:value="9" calcext:value-type="float">
            <text:p>9</text:p>
          </table:table-cell>
          <table:table-cell table:style-name="ce17" table:formula="of:=SUM([.B20:.E20])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table:formula="of:=SUM([.B21:.D21])" office:value-type="float" office:value="3" calcext:value-type="float">
            <text:p>3</text:p>
          </table:table-cell>
          <table:table-cell table:style-name="ce17" table:formula="of:=SUM([.B21:.E21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97" calcext:value-type="float">
            <text:p>197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float" office:value="31" calcext:value-type="float">
            <text:p>31</text:p>
          </table:table-cell>
          <table:table-cell table:style-name="ce17" table:formula="of:=SUM([.B22:.D22])" office:value-type="float" office:value="424" calcext:value-type="float">
            <text:p>424</text:p>
          </table:table-cell>
          <table:table-cell table:style-name="ce17" table:formula="of:=SUM([.B22:.E22])" office:value-type="float" office:value="455" calcext:value-type="float">
            <text:p>4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17" table:formula="of:=SUM([.B23:.D23])" office:value-type="float" office:value="110" calcext:value-type="float">
            <text:p>110</text:p>
          </table:table-cell>
          <table:table-cell table:style-name="ce17" table:formula="of:=SUM([.B23:.E23])" office:value-type="float" office:value="110" calcext:value-type="float">
            <text:p>1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7" table:formula="of:=SUM([.B24:.D24])" office:value-type="float" office:value="114" calcext:value-type="float">
            <text:p>114</text:p>
          </table:table-cell>
          <table:table-cell table:style-name="ce17" table:formula="of:=SUM([.B24:.E24])"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7" table:formula="of:=SUM([.B25:.D25])" office:value-type="float" office:value="116" calcext:value-type="float">
            <text:p>116</text:p>
          </table:table-cell>
          <table:table-cell table:style-name="ce17" table:formula="of:=SUM([.B25:.E25])"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7" table:formula="of:=SUM([.B26:.D26])" office:value-type="float" office:value="47" calcext:value-type="float">
            <text:p>47</text:p>
          </table:table-cell>
          <table:table-cell table:style-name="ce17" table:formula="of:=SUM([.B26:.E26])"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7" table:formula="of:=SUM([.B27:.D27])" office:value-type="float" office:value="11" calcext:value-type="float">
            <text:p>11</text:p>
          </table:table-cell>
          <table:table-cell table:style-name="ce17" table:formula="of:=SUM([.B27:.E27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7" table:formula="of:=SUM([.B28:.D28])" office:value-type="float" office:value="8" calcext:value-type="float">
            <text:p>8</text:p>
          </table:table-cell>
          <table:table-cell table:style-name="ce17" table:formula="of:=SUM([.B28:.E28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7" table:formula="of:=SUM([.B29:.D29])" office:value-type="float" office:value="17" calcext:value-type="float">
            <text:p>17</text:p>
          </table:table-cell>
          <table:table-cell table:style-name="ce17" table:formula="of:=SUM([.B29:.E29])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97" calcext:value-type="float">
            <text:p>197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 office:value-type="float" office:value="33" calcext:value-type="float">
            <text:p>33</text:p>
          </table:table-cell>
          <table:table-cell table:style-name="ce17" table:formula="of:=SUM([.B30:.D30])" office:value-type="float" office:value="522" calcext:value-type="float">
            <text:p>522</text:p>
          </table:table-cell>
          <table:table-cell table:style-name="ce17" table:formula="of:=SUM([.B30:.E30])" office:value-type="float" office:value="555" calcext:value-type="float">
            <text:p>5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style-name="ce17" table:formula="of:=SUM([.B31:.D31])" office:value-type="float" office:value="226" calcext:value-type="float">
            <text:p>226</text:p>
          </table:table-cell>
          <table:table-cell table:style-name="ce17" table:formula="of:=SUM([.B31:.E31])" office:value-type="float" office:value="242" calcext:value-type="float">
            <text:p>2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table:style-name="ce17" table:formula="of:=SUM([.B32:.D32])" office:value-type="float" office:value="308" calcext:value-type="float">
            <text:p>308</text:p>
          </table:table-cell>
          <table:table-cell table:style-name="ce17" table:formula="of:=SUM([.B32:.E32])" office:value-type="float" office:value="323" calcext:value-type="float">
            <text:p>3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7" table:formula="of:=SUM([.B33:.D33])" office:value-type="float" office:value="60" calcext:value-type="float">
            <text:p>60</text:p>
          </table:table-cell>
          <table:table-cell table:style-name="ce17" table:formula="of:=SUM([.B33:.E33])"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17" table:formula="of:=SUM([.B34:.D34])" office:value-type="float" office:value="17" calcext:value-type="float">
            <text:p>17</text:p>
          </table:table-cell>
          <table:table-cell table:style-name="ce17" table:formula="of:=SUM([.B34:.E34])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United Kingdom</text:p>
          </table:table-cell>
          <table:table-cell table:style-name="ce14" office:value-type="float" office:value="489" calcext:value-type="float">
            <text:p>489</text:p>
          </table:table-cell>
          <table:table-cell table:style-name="ce14" office:value-type="float" office:value="358" calcext:value-type="float">
            <text:p>358</text:p>
          </table:table-cell>
          <table:table-cell table:style-name="ce14" office:value-type="float" office:value="371" calcext:value-type="float">
            <text:p>371</text:p>
          </table:table-cell>
          <table:table-cell table:style-name="ce14" office:value-type="float" office:value="64" calcext:value-type="float">
            <text:p>64</text:p>
          </table:table-cell>
          <table:table-cell table:style-name="ce17" table:formula="of:=SUM([.B35:.D35])" office:value-type="float" office:value="1218" calcext:value-type="float">
            <text:p>1218</text:p>
          </table:table-cell>
          <table:table-cell table:style-name="ce17" table:formula="of:=SUM([.B35:.E35])" office:value-type="float" office:value="1282" calcext:value-type="float">
            <text:p>1282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5"/>
          <table:table-cell/>
          <table:table-cell table:style-name="ce17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>
          <table:table-cell table:style-name="ce15" office:value-type="string" calcext:value-type="string">
            <text:p>Sum</text:p>
          </table:table-cell>
          <table:table-cell table:style-name="ce17" table:formula="of:=SUM([.B2:.B35])" office:value-type="float" office:value="2857" calcext:value-type="float">
            <text:p>2857</text:p>
          </table:table-cell>
          <table:table-cell table:style-name="ce17" table:formula="of:=SUM([.C2:.C35])" office:value-type="float" office:value="2022" calcext:value-type="float">
            <text:p>2022</text:p>
          </table:table-cell>
          <table:table-cell table:style-name="ce17" table:formula="of:=SUM([.D2:.D35])" office:value-type="float" office:value="1923" calcext:value-type="float">
            <text:p>1923</text:p>
          </table:table-cell>
          <table:table-cell table:style-name="ce17" table:formula="of:=SUM([.E2:.E35])" office:value-type="float" office:value="329" calcext:value-type="float">
            <text:p>329</text:p>
          </table:table-cell>
          <table:table-cell table:style-name="ce17" table:formula="of:=SUM([.F2:.F35])" office:value-type="float" office:value="6802" calcext:value-type="float">
            <text:p>6802</text:p>
          </table:table-cell>
          <table:table-cell table:style-name="ce17" table:formula="of:=SUM([.G2:.G35])" office:value-type="float" office:value="7131" calcext:value-type="float">
            <text:p>7131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Weight</text:p>
          </table:table-cell>
          <table:table-cell table:formula="of:=[.B38]/[.$F$38]" office:value-type="float" office:value="0.420023522493384" calcext:value-type="float">
            <text:p>0.420023522493384</text:p>
          </table:table-cell>
          <table:table-cell table:formula="of:=[.C38]/[.$F$38]" office:value-type="float" office:value="0.297265510144075" calcext:value-type="float">
            <text:p>0.297265510144075</text:p>
          </table:table-cell>
          <table:table-cell table:formula="of:=[.D38]/[.$F$38]" office:value-type="float" office:value="0.28271096736254" calcext:value-type="float">
            <text:p>0.28271096736254</text:p>
          </table:table-cell>
          <table:table-cell table:formula="of:=[.E38]/[.$F$38]" office:value-type="float" office:value="0.0483681270214643" calcext:value-type="float">
            <text:p>0.048368127021464</text:p>
          </table:table-cell>
          <table:table-cell table:formula="of:=[.F38]/[.$F$38]" office:value-type="float" office:value="1" calcext:value-type="float">
            <text:p>1</text:p>
          </table:table-cell>
          <table:table-cell table:formula="of:=SUM([.B39:.E39])" office:value-type="float" office:value="1.04836812702146" calcext:value-type="float">
            <text:p>1.04836812702146</text:p>
          </table:table-cell>
          <table:table-cell table:number-columns-repeated="1017"/>
        </table:table-row>
        <table:table-row table:style-name="ro7" table:number-rows-repeated="104853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RC_2015_GRANTED" table:style-name="ta2">
        <table:table-column table:style-name="co6" table:default-cell-style-name="ce2"/>
        <table:table-column table:style-name="co2" table:number-columns-repeated="1023" table:default-cell-style-name="ce2"/>
        <table:table-row table:style-name="ro4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tarting Grant</text:p>
          </table:table-cell>
          <table:table-cell table:style-name="ce1" office:value-type="string" calcext:value-type="string">
            <text:p>Consolidator Grants</text:p>
          </table:table-cell>
          <table:table-cell table:style-name="ce1" office:value-type="string" calcext:value-type="string">
            <text:p>Advanced Grant</text:p>
          </table:table-cell>
          <table:table-cell table:style-name="ce1" office:value-type="string" calcext:value-type="string">
            <text:p>Proof of Concept</text:p>
          </table:table-cell>
          <table:table-cell table:style-name="ce7" office:value-type="string" calcext:value-type="string">
            <text:p>All new grants (without PoC)</text:p>
          </table:table-cell>
          <table:table-cell table:style-name="ce8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6" table:formula="of:=SUM([.B2:.D2])" office:value-type="float" office:value="30" calcext:value-type="float">
            <text:p>30</text:p>
          </table:table-cell>
          <table:table-cell table:style-name="ce6" table:formula="of:=SUM([.B2:.E2])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6" table:formula="of:=SUM([.B3:.D3])" office:value-type="float" office:value="30" calcext:value-type="float">
            <text:p>30</text:p>
          </table:table-cell>
          <table:table-cell table:style-name="ce6" table:formula="of:=SUM([.B3:.E3])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ulgar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4:.D4])" office:value-type="float" office:value="0" calcext:value-type="float">
            <text:p>0</text:p>
          </table:table-cell>
          <table:table-cell table:style-name="ce6" table:formula="of:=SUM([.B4:.E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oat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5:.D5])" office:value-type="float" office:value="0" calcext:value-type="float">
            <text:p>0</text:p>
          </table:table-cell>
          <table:table-cell table:style-name="ce6" table:formula="of:=SUM([.B5:.E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ypr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table:formula="of:=SUM([.B6:.D6])" office:value-type="float" office:value="0" calcext:value-type="float">
            <text:p>0</text:p>
          </table:table-cell>
          <table:table-cell table:style-name="ce6" table:formula="of:=SUM([.B6:.E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SUM([.B7:.D7])" office:value-type="float" office:value="7" calcext:value-type="float">
            <text:p>7</text:p>
          </table:table-cell>
          <table:table-cell table:style-name="ce6" table:formula="of:=SUM([.B7:.E7]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table:formula="of:=SUM([.B8:.D8])" office:value-type="float" office:value="20" calcext:value-type="float">
            <text:p>20</text:p>
          </table:table-cell>
          <table:table-cell table:style-name="ce6" table:formula="of:=SUM([.B8:.E8])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ston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9:.D9])" office:value-type="float" office:value="0" calcext:value-type="float">
            <text:p>0</text:p>
          </table:table-cell>
          <table:table-cell table:style-name="ce6" table:formula="of:=SUM([.B9:.E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table:formula="of:=SUM([.B10:.D10])" office:value-type="float" office:value="18" calcext:value-type="float">
            <text:p>18</text:p>
          </table:table-cell>
          <table:table-cell table:style-name="ce6" table:formula="of:=SUM([.B10:.E10])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style-name="ce6" table:formula="of:=SUM([.B11:.D11])" office:value-type="float" office:value="99" calcext:value-type="float">
            <text:p>99</text:p>
          </table:table-cell>
          <table:table-cell table:style-name="ce6" table:formula="of:=SUM([.B11:.E1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style-name="ce6" table:formula="of:=SUM([.B12:.D12])" office:value-type="float" office:value="139" calcext:value-type="float">
            <text:p>139</text:p>
          </table:table-cell>
          <table:table-cell table:style-name="ce6" table:formula="of:=SUM([.B12:.E12])" office:value-type="float" office:value="156" calcext:value-type="float">
            <text:p>1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eec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table:formula="of:=SUM([.B13:.D13])" office:value-type="float" office:value="3" calcext:value-type="float">
            <text:p>3</text:p>
          </table:table-cell>
          <table:table-cell table:style-name="ce6" table:formula="of:=SUM([.B13:.E13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SUM([.B14:.D14])" office:value-type="float" office:value="4" calcext:value-type="float">
            <text:p>4</text:p>
          </table:table-cell>
          <table:table-cell table:style-name="ce6" table:formula="of:=SUM([.B14:.E1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elan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15:.D15])" office:value-type="float" office:value="0" calcext:value-type="float">
            <text:p>0</text:p>
          </table:table-cell>
          <table:table-cell table:style-name="ce6" table:formula="of:=SUM([.B15:.E15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SUM([.B16:.D16])" office:value-type="float" office:value="9" calcext:value-type="float">
            <text:p>9</text:p>
          </table:table-cell>
          <table:table-cell table:style-name="ce6" table:formula="of:=SUM([.B16:.E16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table:formula="of:=SUM([.B17:.D17])" office:value-type="float" office:value="55" calcext:value-type="float">
            <text:p>55</text:p>
          </table:table-cell>
          <table:table-cell table:style-name="ce6" table:formula="of:=SUM([.B17:.E17])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6" table:formula="of:=SUM([.B18:.D18])" office:value-type="float" office:value="53" calcext:value-type="float">
            <text:p>53</text:p>
          </table:table-cell>
          <table:table-cell table:style-name="ce6" table:formula="of:=SUM([.B18:.E18])"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thuan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19:.D19])" office:value-type="float" office:value="0" calcext:value-type="float">
            <text:p>0</text:p>
          </table:table-cell>
          <table:table-cell table:style-name="ce6" table:formula="of:=SUM([.B19:.E19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SUM([.B20:.D20])" office:value-type="float" office:value="2" calcext:value-type="float">
            <text:p>2</text:p>
          </table:table-cell>
          <table:table-cell table:style-name="ce6" table:formula="of:=SUM([.B20:.E20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SUM([.B21:.D21])" office:value-type="float" office:value="1" calcext:value-type="float">
            <text:p>1</text:p>
          </table:table-cell>
          <table:table-cell table:style-name="ce6" table:formula="of:=SUM([.B21:.E21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6" table:formula="of:=SUM([.B22:.D22])" office:value-type="float" office:value="85" calcext:value-type="float">
            <text:p>85</text:p>
          </table:table-cell>
          <table:table-cell table:style-name="ce6" table:formula="of:=SUM([.B22:.E22])" office:value-type="float" office:value="103" calcext:value-type="float">
            <text:p>10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table:formula="of:=SUM([.B23:.D23])" office:value-type="float" office:value="5" calcext:value-type="float">
            <text:p>5</text:p>
          </table:table-cell>
          <table:table-cell table:style-name="ce6" table:formula="of:=SUM([.B23:.E23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table:formula="of:=SUM([.B24:.D24])" office:value-type="float" office:value="5" calcext:value-type="float">
            <text:p>5</text:p>
          </table:table-cell>
          <table:table-cell table:style-name="ce6" table:formula="of:=SUM([.B24:.E24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table:formula="of:=SUM([.B25:.D25])" office:value-type="float" office:value="9" calcext:value-type="float">
            <text:p>9</text:p>
          </table:table-cell>
          <table:table-cell table:style-name="ce6" table:formula="of:=SUM([.B25:.E25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table:formula="of:=SUM([.B26:.D26])" office:value-type="float" office:value="1" calcext:value-type="float">
            <text:p>1</text:p>
          </table:table-cell>
          <table:table-cell table:style-name="ce6" table:formula="of:=SUM([.B26:.E26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rb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27:.D27])" office:value-type="float" office:value="0" calcext:value-type="float">
            <text:p>0</text:p>
          </table:table-cell>
          <table:table-cell table:style-name="ce6" table:formula="of:=SUM([.B27:.E27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ovakia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28:.D28])" office:value-type="float" office:value="0" calcext:value-type="float">
            <text:p>0</text:p>
          </table:table-cell>
          <table:table-cell table:style-name="ce6" table:formula="of:=SUM([.B28:.E28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oven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table:formula="of:=SUM([.B29:.D29])" office:value-type="float" office:value="1" calcext:value-type="float">
            <text:p>1</text:p>
          </table:table-cell>
          <table:table-cell table:style-name="ce6" table:formula="of:=SUM([.B29:.E29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6" table:formula="of:=SUM([.B30:.D30])" office:value-type="float" office:value="43" calcext:value-type="float">
            <text:p>43</text:p>
          </table:table-cell>
          <table:table-cell table:style-name="ce6" table:formula="of:=SUM([.B30:.E30])"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6" table:formula="of:=SUM([.B31:.D31])" office:value-type="float" office:value="32" calcext:value-type="float">
            <text:p>32</text:p>
          </table:table-cell>
          <table:table-cell table:style-name="ce6" table:formula="of:=SUM([.B31:.E31])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style-name="ce6" table:formula="of:=SUM([.B32:.D32])" office:value-type="float" office:value="72" calcext:value-type="float">
            <text:p>72</text:p>
          </table:table-cell>
          <table:table-cell table:style-name="ce6" table:formula="of:=SUM([.B32:.E32])"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urke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SUM([.B33:.D33])" office:value-type="float" office:value="6" calcext:value-type="float">
            <text:p>6</text:p>
          </table:table-cell>
          <table:table-cell table:style-name="ce6" table:formula="of:=SUM([.B33:.E33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kraine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B34:.D34])" office:value-type="float" office:value="0" calcext:value-type="float">
            <text:p>0</text:p>
          </table:table-cell>
          <table:table-cell table:style-name="ce6" table:formula="of:=SUM([.B34:.E34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United Kingdom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" calcext:value-type="float">
            <text:p>28</text:p>
          </table:table-cell>
          <table:table-cell table:style-name="ce6" table:formula="of:=SUM([.B35:.D35])" office:value-type="float" office:value="203" calcext:value-type="float">
            <text:p>203</text:p>
          </table:table-cell>
          <table:table-cell table:style-name="ce6" table:formula="of:=SUM([.B35:.E35])" office:value-type="float" office:value="231" calcext:value-type="float">
            <text:p>231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4"/>
          <table:table-cell table:style-name="ce6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style-name="ce4" office:value-type="string" calcext:value-type="string">
            <text:p>Sum</text:p>
          </table:table-cell>
          <table:table-cell table:style-name="ce6" table:formula="of:=SUM([.B2:.B35])" office:value-type="float" office:value="349" calcext:value-type="float">
            <text:p>349</text:p>
          </table:table-cell>
          <table:table-cell table:style-name="ce6" table:formula="of:=SUM([.C2:.C35])" office:value-type="float" office:value="306" calcext:value-type="float">
            <text:p>306</text:p>
          </table:table-cell>
          <table:table-cell table:style-name="ce6" table:formula="of:=SUM([.D2:.D35])" office:value-type="float" office:value="277" calcext:value-type="float">
            <text:p>277</text:p>
          </table:table-cell>
          <table:table-cell table:style-name="ce6" table:formula="of:=SUM([.E2:.E35])" office:value-type="float" office:value="160" calcext:value-type="float">
            <text:p>160</text:p>
          </table:table-cell>
          <table:table-cell table:style-name="ce6" table:formula="of:=SUM([.F2:.F35])" office:value-type="float" office:value="932" calcext:value-type="float">
            <text:p>932</text:p>
          </table:table-cell>
          <table:table-cell table:style-name="ce6" table:formula="of:=SUM([.G2:.G35])" office:value-type="float" office:value="1092" calcext:value-type="float">
            <text:p>109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eight</text:p>
          </table:table-cell>
          <table:table-cell table:formula="of:=[.B38]/[.$F$38]" office:value-type="float" office:value="0.374463519313305" calcext:value-type="float">
            <text:p>0.374463519313305</text:p>
          </table:table-cell>
          <table:table-cell table:formula="of:=[.C38]/[.$F$38]" office:value-type="float" office:value="0.328326180257511" calcext:value-type="float">
            <text:p>0.328326180257511</text:p>
          </table:table-cell>
          <table:table-cell table:formula="of:=[.D38]/[.$F$38]" office:value-type="float" office:value="0.297210300429185" calcext:value-type="float">
            <text:p>0.297210300429185</text:p>
          </table:table-cell>
          <table:table-cell table:formula="of:=[.E38]/[.$F$38]" office:value-type="float" office:value="0.171673819742489" calcext:value-type="float">
            <text:p>0.171673819742489</text:p>
          </table:table-cell>
          <table:table-cell table:formula="of:=[.F38]/[.$F$38]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C_2015_SuccessRate" table:style-name="ta3">
        <table:table-column table:style-name="co7" table:default-cell-style-name="ce2"/>
        <table:table-column table:style-name="co2" table:number-columns-repeated="1023" table:default-cell-style-name="ce2"/>
        <table:table-row table:style-name="ro5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tarting Grant</text:p>
          </table:table-cell>
          <table:table-cell table:style-name="ce1" office:value-type="string" calcext:value-type="string">
            <text:p>Consolidator Grants</text:p>
          </table:table-cell>
          <table:table-cell table:style-name="ce1" office:value-type="string" calcext:value-type="string">
            <text:p>Advanced Grant</text:p>
          </table:table-cell>
          <table:table-cell table:style-name="ce1" office:value-type="string" calcext:value-type="string">
            <text:p>Proof of Concept</text:p>
          </table:table-cell>
          <table:table-cell table:style-name="ce8" office:value-type="string" calcext:value-type="string">
            <text:p>TOTA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ustria</text:p>
          </table:table-cell>
          <table:table-cell table:style-name="ce10" table:formula="of:=[$ERC_2015_GRANTED.B2]/[$ERC_2015_EVAL.B2]" office:value-type="float" office:value="0.175438596491228" calcext:value-type="float">
            <text:p>0.18</text:p>
          </table:table-cell>
          <table:table-cell table:style-name="ce10" table:formula="of:=[$ERC_2015_GRANTED.C2]/[$ERC_2015_EVAL.C2]" office:value-type="float" office:value="0.272727272727273" calcext:value-type="float">
            <text:p>0.27</text:p>
          </table:table-cell>
          <table:table-cell table:style-name="ce10" table:formula="of:=[$ERC_2015_GRANTED.D2]/[$ERC_2015_EVAL.D2]" office:value-type="float" office:value="0.203703703703704" calcext:value-type="float">
            <text:p>0.20</text:p>
          </table:table-cell>
          <table:table-cell table:style-name="ce10" table:formula="of:=[$ERC_2015_GRANTED.E2]/[$ERC_2015_EVAL.E2]" office:value-type="float" office:value="0.8" calcext:value-type="float">
            <text:p>0.80</text:p>
          </table:table-cell>
          <table:table-cell table:style-name="ce10" table:formula="of:=[$ERC_2015_GRANTED.G2]/[$ERC_2015_EVAL.G2]" office:value-type="float" office:value="0.228187919463087" calcext:value-type="float">
            <text:p>0.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lgium</text:p>
          </table:table-cell>
          <table:table-cell table:style-name="ce10" table:formula="of:=[$ERC_2015_GRANTED.B3]/[$ERC_2015_EVAL.B3]" office:value-type="float" office:value="0.0869565217391304" calcext:value-type="float">
            <text:p>0.09</text:p>
          </table:table-cell>
          <table:table-cell table:style-name="ce10" table:formula="of:=[$ERC_2015_GRANTED.C3]/[$ERC_2015_EVAL.C3]" office:value-type="float" office:value="0.176470588235294" calcext:value-type="float">
            <text:p>0.18</text:p>
          </table:table-cell>
          <table:table-cell table:style-name="ce10" table:formula="of:=[$ERC_2015_GRANTED.D3]/[$ERC_2015_EVAL.D3]" office:value-type="float" office:value="0.171875" calcext:value-type="float">
            <text:p>0.17</text:p>
          </table:table-cell>
          <table:table-cell table:style-name="ce10" table:formula="of:=[$ERC_2015_GRANTED.E3]/[$ERC_2015_EVAL.E3]" office:value-type="float" office:value="0.428571428571429" calcext:value-type="float">
            <text:p>0.43</text:p>
          </table:table-cell>
          <table:table-cell table:style-name="ce10" table:formula="of:=[$ERC_2015_GRANTED.G3]/[$ERC_2015_EVAL.G3]" office:value-type="float" office:value="0.155378486055777" calcext:value-type="float">
            <text:p>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garia</text:p>
          </table:table-cell>
          <table:table-cell table:style-name="ce10" table:formula="of:=[$ERC_2015_GRANTED.B4]/[$ERC_2015_EVAL.B4]" office:value-type="float" office:value="0" calcext:value-type="float">
            <text:p>0.00</text:p>
          </table:table-cell>
          <table:table-cell table:style-name="ce10" table:formula="of:=[$ERC_2015_GRANTED.C4]/[$ERC_2015_EVAL.C4]" office:value-type="float" office:value="0" calcext:value-type="float">
            <text:p>0.00</text:p>
          </table:table-cell>
          <table:table-cell table:style-name="ce10" table:formula="of:=[$ERC_2015_GRANTED.D4]/[$ERC_2015_EVAL.D4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4]/[$ERC_2015_EVAL.G4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atia</text:p>
          </table:table-cell>
          <table:table-cell table:style-name="ce10" table:formula="of:=[$ERC_2015_GRANTED.B5]/[$ERC_2015_EVAL.B5]" office:value-type="float" office:value="0" calcext:value-type="float">
            <text:p>0.00</text:p>
          </table:table-cell>
          <table:table-cell table:style-name="ce10" table:formula="of:=[$ERC_2015_GRANTED.C5]/[$ERC_2015_EVAL.C5]" office:value-type="float" office:value="0" calcext:value-type="float">
            <text:p>0.00</text:p>
          </table:table-cell>
          <table:table-cell table:style-name="ce10" table:formula="of:=[$ERC_2015_GRANTED.D5]/[$ERC_2015_EVAL.D5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5]/[$ERC_2015_EVAL.G5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prus</text:p>
          </table:table-cell>
          <table:table-cell table:style-name="ce10" table:formula="of:=[$ERC_2015_GRANTED.B6]/[$ERC_2015_EVAL.B6]" office:value-type="float" office:value="0" calcext:value-type="float">
            <text:p>0.00</text:p>
          </table:table-cell>
          <table:table-cell table:style-name="ce10" table:formula="of:=[$ERC_2015_GRANTED.C6]/[$ERC_2015_EVAL.C6]" office:value-type="float" office:value="0" calcext:value-type="float">
            <text:p>0.00</text:p>
          </table:table-cell>
          <table:table-cell table:style-name="ce10" table:formula="of:=[$ERC_2015_GRANTED.D6]/[$ERC_2015_EVAL.D6]" office:value-type="float" office:value="0" calcext:value-type="float">
            <text:p>0.00</text:p>
          </table:table-cell>
          <table:table-cell table:style-name="ce10" table:formula="of:=[$ERC_2015_GRANTED.E6]/[$ERC_2015_EVAL.E6]" office:value-type="float" office:value="0.5" calcext:value-type="float">
            <text:p>0.50</text:p>
          </table:table-cell>
          <table:table-cell table:style-name="ce10" table:formula="of:=[$ERC_2015_GRANTED.G6]/[$ERC_2015_EVAL.G6]" office:value-type="float" office:value="0.0555555555555556" calcext:value-type="float">
            <text:p>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zech Republic</text:p>
          </table:table-cell>
          <table:table-cell table:style-name="ce10" table:formula="of:=[$ERC_2015_GRANTED.B7]/[$ERC_2015_EVAL.B7]" office:value-type="float" office:value="0.142857142857143" calcext:value-type="float">
            <text:p>0.14</text:p>
          </table:table-cell>
          <table:table-cell table:style-name="ce10" table:formula="of:=[$ERC_2015_GRANTED.C7]/[$ERC_2015_EVAL.C7]" office:value-type="float" office:value="0.117647058823529" calcext:value-type="float">
            <text:p>0.12</text:p>
          </table:table-cell>
          <table:table-cell table:style-name="ce10" table:formula="of:=[$ERC_2015_GRANTED.D7]/[$ERC_2015_EVAL.D7]" office:value-type="float" office:value="0.0714285714285714" calcext:value-type="float">
            <text:p>0.07</text:p>
          </table:table-cell>
          <table:table-cell table:style-name="ce10"/>
          <table:table-cell table:style-name="ce10" table:formula="of:=[$ERC_2015_GRANTED.G7]/[$ERC_2015_EVAL.G7]" office:value-type="float" office:value="0.11864406779661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nmark</text:p>
          </table:table-cell>
          <table:table-cell table:style-name="ce10" table:formula="of:=[$ERC_2015_GRANTED.B8]/[$ERC_2015_EVAL.B8]" office:value-type="float" office:value="0.0813953488372093" calcext:value-type="float">
            <text:p>0.08</text:p>
          </table:table-cell>
          <table:table-cell table:style-name="ce10" table:formula="of:=[$ERC_2015_GRANTED.C8]/[$ERC_2015_EVAL.C8]" office:value-type="float" office:value="0.163934426229508" calcext:value-type="float">
            <text:p>0.16</text:p>
          </table:table-cell>
          <table:table-cell table:style-name="ce10" table:formula="of:=[$ERC_2015_GRANTED.D8]/[$ERC_2015_EVAL.D8]" office:value-type="float" office:value="0.0789473684210526" calcext:value-type="float">
            <text:p>0.08</text:p>
          </table:table-cell>
          <table:table-cell table:style-name="ce10" table:formula="of:=[$ERC_2015_GRANTED.E8]/[$ERC_2015_EVAL.E8]" office:value-type="float" office:value="0.75" calcext:value-type="float">
            <text:p>0.75</text:p>
          </table:table-cell>
          <table:table-cell table:style-name="ce10" table:formula="of:=[$ERC_2015_GRANTED.G8]/[$ERC_2015_EVAL.G8]" office:value-type="float" office:value="0.121693121693122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onia</text:p>
          </table:table-cell>
          <table:table-cell table:style-name="ce10" table:formula="of:=[$ERC_2015_GRANTED.B9]/[$ERC_2015_EVAL.B9]" office:value-type="float" office:value="0" calcext:value-type="float">
            <text:p>0.00</text:p>
          </table:table-cell>
          <table:table-cell table:style-name="ce10" table:formula="of:=[$ERC_2015_GRANTED.C9]/[$ERC_2015_EVAL.C9]" office:value-type="float" office:value="0" calcext:value-type="float">
            <text:p>0.00</text:p>
          </table:table-cell>
          <table:table-cell table:style-name="ce10" table:formula="of:=[$ERC_2015_GRANTED.D9]/[$ERC_2015_EVAL.D9]" office:value-type="float" office:value="0" calcext:value-type="float">
            <text:p>0.00</text:p>
          </table:table-cell>
          <table:table-cell table:style-name="ce10" table:formula="of:=[$ERC_2015_GRANTED.E9]/[$ERC_2015_EVAL.E9]" office:value-type="float" office:value="0" calcext:value-type="float">
            <text:p>0.00</text:p>
          </table:table-cell>
          <table:table-cell table:style-name="ce10" table:formula="of:=[$ERC_2015_GRANTED.G9]/[$ERC_2015_EVAL.G9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nland</text:p>
          </table:table-cell>
          <table:table-cell table:style-name="ce10" table:formula="of:=[$ERC_2015_GRANTED.B10]/[$ERC_2015_EVAL.B10]" office:value-type="float" office:value="0.0505050505050505" calcext:value-type="float">
            <text:p>0.05</text:p>
          </table:table-cell>
          <table:table-cell table:style-name="ce10" table:formula="of:=[$ERC_2015_GRANTED.C10]/[$ERC_2015_EVAL.C10]" office:value-type="float" office:value="0.101694915254237" calcext:value-type="float">
            <text:p>0.10</text:p>
          </table:table-cell>
          <table:table-cell table:style-name="ce10" table:formula="of:=[$ERC_2015_GRANTED.D10]/[$ERC_2015_EVAL.D10]" office:value-type="float" office:value="0.166666666666667" calcext:value-type="float">
            <text:p>0.17</text:p>
          </table:table-cell>
          <table:table-cell table:style-name="ce10" table:formula="of:=[$ERC_2015_GRANTED.E10]/[$ERC_2015_EVAL.E10]" office:value-type="float" office:value="0.333333333333333" calcext:value-type="float">
            <text:p>0.33</text:p>
          </table:table-cell>
          <table:table-cell table:style-name="ce10" table:formula="of:=[$ERC_2015_GRANTED.G10]/[$ERC_2015_EVAL.G10]" office:value-type="float" office:value="0.0935960591133005" calcext:value-type="float">
            <text:p>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rance</text:p>
          </table:table-cell>
          <table:table-cell table:style-name="ce10" table:formula="of:=[$ERC_2015_GRANTED.B11]/[$ERC_2015_EVAL.B11]" office:value-type="float" office:value="0.179611650485437" calcext:value-type="float">
            <text:p>0.18</text:p>
          </table:table-cell>
          <table:table-cell table:style-name="ce10" table:formula="of:=[$ERC_2015_GRANTED.C11]/[$ERC_2015_EVAL.C11]" office:value-type="float" office:value="0.148648648648649" calcext:value-type="float">
            <text:p>0.15</text:p>
          </table:table-cell>
          <table:table-cell table:style-name="ce10" table:formula="of:=[$ERC_2015_GRANTED.D11]/[$ERC_2015_EVAL.D11]" office:value-type="float" office:value="0.134883720930233" calcext:value-type="float">
            <text:p>0.13</text:p>
          </table:table-cell>
          <table:table-cell table:style-name="ce10" table:formula="of:=[$ERC_2015_GRANTED.E11]/[$ERC_2015_EVAL.E11]" office:value-type="float" office:value="0.393939393939394" calcext:value-type="float">
            <text:p>0.39</text:p>
          </table:table-cell>
          <table:table-cell table:style-name="ce10" table:formula="of:=[$ERC_2015_GRANTED.G11]/[$ERC_2015_EVAL.G11]" office:value-type="float" office:value="0.165680473372781" calcext:value-type="float">
            <text:p>0.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rmany</text:p>
          </table:table-cell>
          <table:table-cell table:style-name="ce10" table:formula="of:=[$ERC_2015_GRANTED.B12]/[$ERC_2015_EVAL.B12]" office:value-type="float" office:value="0.141592920353982" calcext:value-type="float">
            <text:p>0.14</text:p>
          </table:table-cell>
          <table:table-cell table:style-name="ce10" table:formula="of:=[$ERC_2015_GRANTED.C12]/[$ERC_2015_EVAL.C12]" office:value-type="float" office:value="0.190082644628099" calcext:value-type="float">
            <text:p>0.19</text:p>
          </table:table-cell>
          <table:table-cell table:style-name="ce10" table:formula="of:=[$ERC_2015_GRANTED.D12]/[$ERC_2015_EVAL.D12]" office:value-type="float" office:value="0.233160621761658" calcext:value-type="float">
            <text:p>0.23</text:p>
          </table:table-cell>
          <table:table-cell table:style-name="ce10" table:formula="of:=[$ERC_2015_GRANTED.E12]/[$ERC_2015_EVAL.E12]" office:value-type="float" office:value="0.45945945945946" calcext:value-type="float">
            <text:p>0.46</text:p>
          </table:table-cell>
          <table:table-cell table:style-name="ce10" table:formula="of:=[$ERC_2015_GRANTED.G12]/[$ERC_2015_EVAL.G12]" office:value-type="float" office:value="0.192355117139334" calcext:value-type="float">
            <text:p>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ce</text:p>
          </table:table-cell>
          <table:table-cell table:style-name="ce10" table:formula="of:=[$ERC_2015_GRANTED.B13]/[$ERC_2015_EVAL.B13]" office:value-type="float" office:value="0.0263157894736842" calcext:value-type="float">
            <text:p>0.03</text:p>
          </table:table-cell>
          <table:table-cell table:style-name="ce10" table:formula="of:=[$ERC_2015_GRANTED.C13]/[$ERC_2015_EVAL.C13]" office:value-type="float" office:value="0.0357142857142857" calcext:value-type="float">
            <text:p>0.04</text:p>
          </table:table-cell>
          <table:table-cell table:style-name="ce10" table:formula="of:=[$ERC_2015_GRANTED.D13]/[$ERC_2015_EVAL.D13]" office:value-type="float" office:value="0.0344827586206897" calcext:value-type="float">
            <text:p>0.03</text:p>
          </table:table-cell>
          <table:table-cell table:style-name="ce10" table:formula="of:=[$ERC_2015_GRANTED.E13]/[$ERC_2015_EVAL.E13]" office:value-type="float" office:value="0.5" calcext:value-type="float">
            <text:p>0.50</text:p>
          </table:table-cell>
          <table:table-cell table:style-name="ce10" table:formula="of:=[$ERC_2015_GRANTED.G13]/[$ERC_2015_EVAL.G13]" office:value-type="float" office:value="0.0505050505050505" calcext:value-type="float">
            <text:p>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gary</text:p>
          </table:table-cell>
          <table:table-cell table:style-name="ce10" table:formula="of:=[$ERC_2015_GRANTED.B14]/[$ERC_2015_EVAL.B14]" office:value-type="float" office:value="0.136363636363636" calcext:value-type="float">
            <text:p>0.14</text:p>
          </table:table-cell>
          <table:table-cell table:style-name="ce10" table:formula="of:=[$ERC_2015_GRANTED.C14]/[$ERC_2015_EVAL.C14]" office:value-type="float" office:value="0.0769230769230769" calcext:value-type="float">
            <text:p>0.08</text:p>
          </table:table-cell>
          <table:table-cell table:style-name="ce10" table:formula="of:=[$ERC_2015_GRANTED.D14]/[$ERC_2015_EVAL.D14]" office:value-type="float" office:value="0" calcext:value-type="float">
            <text:p>0.00</text:p>
          </table:table-cell>
          <table:table-cell table:style-name="ce10" table:formula="of:=[$ERC_2015_GRANTED.E14]/[$ERC_2015_EVAL.E14]" office:value-type="float" office:value="0" calcext:value-type="float">
            <text:p>0.00</text:p>
          </table:table-cell>
          <table:table-cell table:style-name="ce10" table:formula="of:=[$ERC_2015_GRANTED.G14]/[$ERC_2015_EVAL.G14]" office:value-type="float" office:value="0.0816326530612245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land</text:p>
          </table:table-cell>
          <table:table-cell table:style-name="ce10" table:formula="of:=[$ERC_2015_GRANTED.B15]/[$ERC_2015_EVAL.B15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D15]/[$ERC_2015_EVAL.D15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15]/[$ERC_2015_EVAL.G15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reland</text:p>
          </table:table-cell>
          <table:table-cell table:style-name="ce10" table:formula="of:=[$ERC_2015_GRANTED.B16]/[$ERC_2015_EVAL.B16]" office:value-type="float" office:value="0.12" calcext:value-type="float">
            <text:p>0.12</text:p>
          </table:table-cell>
          <table:table-cell table:style-name="ce10" table:formula="of:=[$ERC_2015_GRANTED.C16]/[$ERC_2015_EVAL.C16]" office:value-type="float" office:value="0.0606060606060606" calcext:value-type="float">
            <text:p>0.06</text:p>
          </table:table-cell>
          <table:table-cell table:style-name="ce10" table:formula="of:=[$ERC_2015_GRANTED.D16]/[$ERC_2015_EVAL.D16]" office:value-type="float" office:value="0.0285714285714286" calcext:value-type="float">
            <text:p>0.03</text:p>
          </table:table-cell>
          <table:table-cell table:style-name="ce10" table:formula="of:=[$ERC_2015_GRANTED.E16]/[$ERC_2015_EVAL.E16]" office:value-type="float" office:value="0.25" calcext:value-type="float">
            <text:p>0.25</text:p>
          </table:table-cell>
          <table:table-cell table:style-name="ce10" table:formula="of:=[$ERC_2015_GRANTED.G16]/[$ERC_2015_EVAL.G16]" office:value-type="float" office:value="0.0819672131147541" calcext:value-type="float">
            <text:p>0.0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rael</text:p>
          </table:table-cell>
          <table:table-cell table:style-name="ce10" table:formula="of:=[$ERC_2015_GRANTED.B17]/[$ERC_2015_EVAL.B17]" office:value-type="float" office:value="0.296296296296296" calcext:value-type="float">
            <text:p>0.30</text:p>
          </table:table-cell>
          <table:table-cell table:style-name="ce10" table:formula="of:=[$ERC_2015_GRANTED.C17]/[$ERC_2015_EVAL.C17]" office:value-type="float" office:value="0.222222222222222" calcext:value-type="float">
            <text:p>0.22</text:p>
          </table:table-cell>
          <table:table-cell table:style-name="ce10" table:formula="of:=[$ERC_2015_GRANTED.D17]/[$ERC_2015_EVAL.D17]" office:value-type="float" office:value="0.169811320754717" calcext:value-type="float">
            <text:p>0.17</text:p>
          </table:table-cell>
          <table:table-cell table:style-name="ce10" table:formula="of:=[$ERC_2015_GRANTED.E17]/[$ERC_2015_EVAL.E17]" office:value-type="float" office:value="0.37037037037037" calcext:value-type="float">
            <text:p>0.37</text:p>
          </table:table-cell>
          <table:table-cell table:style-name="ce10" table:formula="of:=[$ERC_2015_GRANTED.G17]/[$ERC_2015_EVAL.G17]" office:value-type="float" office:value="0.258964143426295" calcext:value-type="float">
            <text:p>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taly</text:p>
          </table:table-cell>
          <table:table-cell table:style-name="ce10" table:formula="of:=[$ERC_2015_GRANTED.B18]/[$ERC_2015_EVAL.B18]" office:value-type="float" office:value="0.0582010582010582" calcext:value-type="float">
            <text:p>0.06</text:p>
          </table:table-cell>
          <table:table-cell table:style-name="ce10" table:formula="of:=[$ERC_2015_GRANTED.C18]/[$ERC_2015_EVAL.C18]" office:value-type="float" office:value="0.0613207547169811" calcext:value-type="float">
            <text:p>0.06</text:p>
          </table:table-cell>
          <table:table-cell table:style-name="ce10" table:formula="of:=[$ERC_2015_GRANTED.D18]/[$ERC_2015_EVAL.D18]" office:value-type="float" office:value="0.0829493087557604" calcext:value-type="float">
            <text:p>0.08</text:p>
          </table:table-cell>
          <table:table-cell table:style-name="ce10" table:formula="of:=[$ERC_2015_GRANTED.E18]/[$ERC_2015_EVAL.E18]" office:value-type="float" office:value="0.380952380952381" calcext:value-type="float">
            <text:p>0.38</text:p>
          </table:table-cell>
          <table:table-cell table:style-name="ce10" table:formula="of:=[$ERC_2015_GRANTED.G18]/[$ERC_2015_EVAL.G18]" office:value-type="float" office:value="0.0736714975845411" calcext:value-type="float">
            <text:p>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thuania</text:p>
          </table:table-cell>
          <table:table-cell table:style-name="ce10" table:formula="of:=[$ERC_2015_GRANTED.B19]/[$ERC_2015_EVAL.B19]" office:value-type="float" office:value="0" calcext:value-type="float">
            <text:p>0.00</text:p>
          </table:table-cell>
          <table:table-cell table:style-name="ce10" table:formula="of:=[$ERC_2015_GRANTED.C19]/[$ERC_2015_EVAL.C19]" office:value-type="float" office:value="0" calcext:value-type="float">
            <text:p>0.00</text:p>
          </table:table-cell>
          <table:table-cell table:style-name="ce10" table:formula="of:=[$ERC_2015_GRANTED.D19]/[$ERC_2015_EVAL.D19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19]/[$ERC_2015_EVAL.G19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uxembourg</text:p>
          </table:table-cell>
          <table:table-cell table:style-name="ce10" table:formula="of:=[$ERC_2015_GRANTED.B20]/[$ERC_2015_EVAL.B20]" office:value-type="float" office:value="0" calcext:value-type="float">
            <text:p>0.00</text:p>
          </table:table-cell>
          <table:table-cell table:style-name="ce10" table:formula="of:=[$ERC_2015_GRANTED.C20]/[$ERC_2015_EVAL.C20]" office:value-type="float" office:value="0.142857142857143" calcext:value-type="float">
            <text:p>0.14</text:p>
          </table:table-cell>
          <table:table-cell table:style-name="ce10" table:formula="of:=[$ERC_2015_GRANTED.D20]/[$ERC_2015_EVAL.D20]" office:value-type="float" office:value="1" calcext:value-type="float">
            <text:p>1.00</text:p>
          </table:table-cell>
          <table:table-cell table:style-name="ce10"/>
          <table:table-cell table:style-name="ce10" table:formula="of:=[$ERC_2015_GRANTED.G20]/[$ERC_2015_EVAL.G20]" office:value-type="float" office:value="0.222222222222222" calcext:value-type="float">
            <text:p>0.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ta</text:p>
          </table:table-cell>
          <table:table-cell table:style-name="ce10" table:formula="of:=[$ERC_2015_GRANTED.B21]/[$ERC_2015_EVAL.B21]" office:value-type="float" office:value="0.5" calcext:value-type="float">
            <text:p>0.50</text:p>
          </table:table-cell>
          <table:table-cell table:style-name="ce10" table:formula="of:=[$ERC_2015_GRANTED.C21]/[$ERC_2015_EVAL.C21]" office:value-type="float" office:value="0" calcext:value-type="float">
            <text:p>0.00</text:p>
          </table:table-cell>
          <table:table-cell table:style-name="ce10" table:number-columns-repeated="2"/>
          <table:table-cell table:style-name="ce10" table:formula="of:=[$ERC_2015_GRANTED.G21]/[$ERC_2015_EVAL.G21]" office:value-type="float" office:value="0.333333333333333" calcext:value-type="float">
            <text:p>0.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therlands</text:p>
          </table:table-cell>
          <table:table-cell table:style-name="ce10" table:formula="of:=[$ERC_2015_GRANTED.B22]/[$ERC_2015_EVAL.B22]" office:value-type="float" office:value="0.192893401015228" calcext:value-type="float">
            <text:p>0.19</text:p>
          </table:table-cell>
          <table:table-cell table:style-name="ce10" table:formula="of:=[$ERC_2015_GRANTED.C22]/[$ERC_2015_EVAL.C22]" office:value-type="float" office:value="0.238532110091743" calcext:value-type="float">
            <text:p>0.24</text:p>
          </table:table-cell>
          <table:table-cell table:style-name="ce10" table:formula="of:=[$ERC_2015_GRANTED.D22]/[$ERC_2015_EVAL.D22]" office:value-type="float" office:value="0.177966101694915" calcext:value-type="float">
            <text:p>0.18</text:p>
          </table:table-cell>
          <table:table-cell table:style-name="ce10" table:formula="of:=[$ERC_2015_GRANTED.E22]/[$ERC_2015_EVAL.E22]" office:value-type="float" office:value="0.580645161290323" calcext:value-type="float">
            <text:p>0.58</text:p>
          </table:table-cell>
          <table:table-cell table:style-name="ce10" table:formula="of:=[$ERC_2015_GRANTED.G22]/[$ERC_2015_EVAL.G22]" office:value-type="float" office:value="0.226373626373626" calcext:value-type="float">
            <text:p>0.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orway</text:p>
          </table:table-cell>
          <table:table-cell table:style-name="ce10" table:formula="of:=[$ERC_2015_GRANTED.B23]/[$ERC_2015_EVAL.B23]" office:value-type="float" office:value="0.0256410256410256" calcext:value-type="float">
            <text:p>0.03</text:p>
          </table:table-cell>
          <table:table-cell table:style-name="ce10" table:formula="of:=[$ERC_2015_GRANTED.C23]/[$ERC_2015_EVAL.C23]" office:value-type="float" office:value="0.0810810810810811" calcext:value-type="float">
            <text:p>0.08</text:p>
          </table:table-cell>
          <table:table-cell table:style-name="ce10" table:formula="of:=[$ERC_2015_GRANTED.D23]/[$ERC_2015_EVAL.D23]" office:value-type="float" office:value="0.0294117647058823" calcext:value-type="float">
            <text:p>0.03</text:p>
          </table:table-cell>
          <table:table-cell table:style-name="ce10"/>
          <table:table-cell table:style-name="ce10" table:formula="of:=[$ERC_2015_GRANTED.G23]/[$ERC_2015_EVAL.G23]" office:value-type="float" office:value="0.0454545454545455" calcext:value-type="float">
            <text:p>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land</text:p>
          </table:table-cell>
          <table:table-cell table:style-name="ce10" table:formula="of:=[$ERC_2015_GRANTED.B24]/[$ERC_2015_EVAL.B24]" office:value-type="float" office:value="0.0408163265306122" calcext:value-type="float">
            <text:p>0.04</text:p>
          </table:table-cell>
          <table:table-cell table:style-name="ce10" table:formula="of:=[$ERC_2015_GRANTED.C24]/[$ERC_2015_EVAL.C24]" office:value-type="float" office:value="0.0625" calcext:value-type="float">
            <text:p>0.06</text:p>
          </table:table-cell>
          <table:table-cell table:style-name="ce10" table:formula="of:=[$ERC_2015_GRANTED.D24]/[$ERC_2015_EVAL.D24]" office:value-type="float" office:value="0.0303030303030303" calcext:value-type="float">
            <text:p>0.03</text:p>
          </table:table-cell>
          <table:table-cell table:style-name="ce10" table:formula="of:=[$ERC_2015_GRANTED.E24]/[$ERC_2015_EVAL.E24]" office:value-type="float" office:value="1" calcext:value-type="float">
            <text:p>1.00</text:p>
          </table:table-cell>
          <table:table-cell table:style-name="ce10" table:formula="of:=[$ERC_2015_GRANTED.G24]/[$ERC_2015_EVAL.G24]" office:value-type="float" office:value="0.0521739130434783" calcext:value-type="float">
            <text:p>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rtugal</text:p>
          </table:table-cell>
          <table:table-cell table:style-name="ce10" table:formula="of:=[$ERC_2015_GRANTED.B25]/[$ERC_2015_EVAL.B25]" office:value-type="float" office:value="0.0740740740740741" calcext:value-type="float">
            <text:p>0.07</text:p>
          </table:table-cell>
          <table:table-cell table:style-name="ce10" table:formula="of:=[$ERC_2015_GRANTED.C25]/[$ERC_2015_EVAL.C25]" office:value-type="float" office:value="0.0769230769230769" calcext:value-type="float">
            <text:p>0.08</text:p>
          </table:table-cell>
          <table:table-cell table:style-name="ce10" table:formula="of:=[$ERC_2015_GRANTED.D25]/[$ERC_2015_EVAL.D25]" office:value-type="float" office:value="0.0869565217391304" calcext:value-type="float">
            <text:p>0.09</text:p>
          </table:table-cell>
          <table:table-cell table:style-name="ce10" table:formula="of:=[$ERC_2015_GRANTED.E25]/[$ERC_2015_EVAL.E25]" office:value-type="float" office:value="1" calcext:value-type="float">
            <text:p>1.00</text:p>
          </table:table-cell>
          <table:table-cell table:style-name="ce10" table:formula="of:=[$ERC_2015_GRANTED.G25]/[$ERC_2015_EVAL.G25]" office:value-type="float" office:value="0.108333333333333" calcext:value-type="float">
            <text:p>0.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mania</text:p>
          </table:table-cell>
          <table:table-cell table:style-name="ce10" table:formula="of:=[$ERC_2015_GRANTED.B26]/[$ERC_2015_EVAL.B26]" office:value-type="float" office:value="0.05" calcext:value-type="float">
            <text:p>0.05</text:p>
          </table:table-cell>
          <table:table-cell table:style-name="ce10" table:formula="of:=[$ERC_2015_GRANTED.C26]/[$ERC_2015_EVAL.C26]" office:value-type="float" office:value="0" calcext:value-type="float">
            <text:p>0.00</text:p>
          </table:table-cell>
          <table:table-cell table:style-name="ce10" table:formula="of:=[$ERC_2015_GRANTED.D26]/[$ERC_2015_EVAL.D26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26]/[$ERC_2015_EVAL.G26]" office:value-type="float" office:value="0.0212765957446808" calcext:value-type="float">
            <text:p>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bia</text:p>
          </table:table-cell>
          <table:table-cell table:style-name="ce10" table:formula="of:=[$ERC_2015_GRANTED.B27]/[$ERC_2015_EVAL.B27]" office:value-type="float" office:value="0" calcext:value-type="float">
            <text:p>0.00</text:p>
          </table:table-cell>
          <table:table-cell table:style-name="ce10" table:formula="of:=[$ERC_2015_GRANTED.C27]/[$ERC_2015_EVAL.C27]" office:value-type="float" office:value="0" calcext:value-type="float">
            <text:p>0.00</text:p>
          </table:table-cell>
          <table:table-cell table:style-name="ce10" table:formula="of:=[$ERC_2015_GRANTED.D27]/[$ERC_2015_EVAL.D27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27]/[$ERC_2015_EVAL.G27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akia</text:p>
          </table:table-cell>
          <table:table-cell table:style-name="ce10" table:formula="of:=[$ERC_2015_GRANTED.B28]/[$ERC_2015_EVAL.B28]" office:value-type="float" office:value="0" calcext:value-type="float">
            <text:p>0.00</text:p>
          </table:table-cell>
          <table:table-cell table:style-name="ce10" table:formula="of:=[$ERC_2015_GRANTED.C28]/[$ERC_2015_EVAL.C28]" office:value-type="float" office:value="0" calcext:value-type="float">
            <text:p>0.00</text:p>
          </table:table-cell>
          <table:table-cell table:style-name="ce10" table:formula="of:=[$ERC_2015_GRANTED.D28]/[$ERC_2015_EVAL.D28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28]/[$ERC_2015_EVAL.G28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lovenia</text:p>
          </table:table-cell>
          <table:table-cell table:style-name="ce10" table:formula="of:=[$ERC_2015_GRANTED.B29]/[$ERC_2015_EVAL.B29]" office:value-type="float" office:value="0" calcext:value-type="float">
            <text:p>0.00</text:p>
          </table:table-cell>
          <table:table-cell table:style-name="ce10" table:formula="of:=[$ERC_2015_GRANTED.C29]/[$ERC_2015_EVAL.C29]" office:value-type="float" office:value="0" calcext:value-type="float">
            <text:p>0.00</text:p>
          </table:table-cell>
          <table:table-cell table:style-name="ce10" table:formula="of:=[$ERC_2015_GRANTED.D29]/[$ERC_2015_EVAL.D29]" office:value-type="float" office:value="0.142857142857143" calcext:value-type="float">
            <text:p>0.14</text:p>
          </table:table-cell>
          <table:table-cell table:style-name="ce10"/>
          <table:table-cell table:style-name="ce10" table:formula="of:=[$ERC_2015_GRANTED.G29]/[$ERC_2015_EVAL.G29]" office:value-type="float" office:value="0.0588235294117647" calcext:value-type="float">
            <text:p>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ain</text:p>
          </table:table-cell>
          <table:table-cell table:style-name="ce10" table:formula="of:=[$ERC_2015_GRANTED.B30]/[$ERC_2015_EVAL.B30]" office:value-type="float" office:value="0.065989847715736" calcext:value-type="float">
            <text:p>0.07</text:p>
          </table:table-cell>
          <table:table-cell table:style-name="ce10" table:formula="of:=[$ERC_2015_GRANTED.C30]/[$ERC_2015_EVAL.C30]" office:value-type="float" office:value="0.106508875739645" calcext:value-type="float">
            <text:p>0.11</text:p>
          </table:table-cell>
          <table:table-cell table:style-name="ce10" table:formula="of:=[$ERC_2015_GRANTED.D30]/[$ERC_2015_EVAL.D30]" office:value-type="float" office:value="0.0769230769230769" calcext:value-type="float">
            <text:p>0.08</text:p>
          </table:table-cell>
          <table:table-cell table:style-name="ce10" table:formula="of:=[$ERC_2015_GRANTED.E30]/[$ERC_2015_EVAL.E30]" office:value-type="float" office:value="0.696969696969697" calcext:value-type="float">
            <text:p>0.70</text:p>
          </table:table-cell>
          <table:table-cell table:style-name="ce10" table:formula="of:=[$ERC_2015_GRANTED.G30]/[$ERC_2015_EVAL.G30]" office:value-type="float" office:value="0.118918918918919" calcext:value-type="float">
            <text:p>0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den</text:p>
          </table:table-cell>
          <table:table-cell table:style-name="ce10" table:formula="of:=[$ERC_2015_GRANTED.B31]/[$ERC_2015_EVAL.B31]" office:value-type="float" office:value="0.120879120879121" calcext:value-type="float">
            <text:p>0.12</text:p>
          </table:table-cell>
          <table:table-cell table:style-name="ce10" table:formula="of:=[$ERC_2015_GRANTED.C31]/[$ERC_2015_EVAL.C31]" office:value-type="float" office:value="0.171428571428571" calcext:value-type="float">
            <text:p>0.17</text:p>
          </table:table-cell>
          <table:table-cell table:style-name="ce10" table:formula="of:=[$ERC_2015_GRANTED.D31]/[$ERC_2015_EVAL.D31]" office:value-type="float" office:value="0.138461538461538" calcext:value-type="float">
            <text:p>0.14</text:p>
          </table:table-cell>
          <table:table-cell table:style-name="ce10" table:formula="of:=[$ERC_2015_GRANTED.E31]/[$ERC_2015_EVAL.E31]" office:value-type="float" office:value="0.5" calcext:value-type="float">
            <text:p>0.50</text:p>
          </table:table-cell>
          <table:table-cell table:style-name="ce10" table:formula="of:=[$ERC_2015_GRANTED.G31]/[$ERC_2015_EVAL.G31]" office:value-type="float" office:value="0.165289256198347" calcext:value-type="float">
            <text:p>0.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itzerland</text:p>
          </table:table-cell>
          <table:table-cell table:style-name="ce10" table:formula="of:=[$ERC_2015_GRANTED.B32]/[$ERC_2015_EVAL.B32]" office:value-type="float" office:value="0.225806451612903" calcext:value-type="float">
            <text:p>0.23</text:p>
          </table:table-cell>
          <table:table-cell table:style-name="ce10" table:formula="of:=[$ERC_2015_GRANTED.C32]/[$ERC_2015_EVAL.C32]" office:value-type="float" office:value="0.258064516129032" calcext:value-type="float">
            <text:p>0.26</text:p>
          </table:table-cell>
          <table:table-cell table:style-name="ce10" table:formula="of:=[$ERC_2015_GRANTED.D32]/[$ERC_2015_EVAL.D32]" office:value-type="float" office:value="0.21978021978022" calcext:value-type="float">
            <text:p>0.22</text:p>
          </table:table-cell>
          <table:table-cell table:style-name="ce10" table:formula="of:=[$ERC_2015_GRANTED.E32]/[$ERC_2015_EVAL.E32]" office:value-type="float" office:value="0.6" calcext:value-type="float">
            <text:p>0.60</text:p>
          </table:table-cell>
          <table:table-cell table:style-name="ce10" table:formula="of:=[$ERC_2015_GRANTED.G32]/[$ERC_2015_EVAL.G32]" office:value-type="float" office:value="0.25077399380805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rkey</text:p>
          </table:table-cell>
          <table:table-cell table:style-name="ce10" table:formula="of:=[$ERC_2015_GRANTED.B33]/[$ERC_2015_EVAL.B33]" office:value-type="float" office:value="0.107142857142857" calcext:value-type="float">
            <text:p>0.11</text:p>
          </table:table-cell>
          <table:table-cell table:style-name="ce10" table:formula="of:=[$ERC_2015_GRANTED.C33]/[$ERC_2015_EVAL.C33]" office:value-type="float" office:value="0.130434782608696" calcext:value-type="float">
            <text:p>0.13</text:p>
          </table:table-cell>
          <table:table-cell table:style-name="ce10" table:formula="of:=[$ERC_2015_GRANTED.D33]/[$ERC_2015_EVAL.D33]" office:value-type="float" office:value="0" calcext:value-type="float">
            <text:p>0.00</text:p>
          </table:table-cell>
          <table:table-cell table:style-name="ce10" table:formula="of:=[$ERC_2015_GRANTED.E33]/[$ERC_2015_EVAL.E33]" office:value-type="float" office:value="0" calcext:value-type="float">
            <text:p>0.00</text:p>
          </table:table-cell>
          <table:table-cell table:style-name="ce10" table:formula="of:=[$ERC_2015_GRANTED.G33]/[$ERC_2015_EVAL.G33]" office:value-type="float" office:value="0.0983606557377049" calcext:value-type="float">
            <text:p>0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kraine</text:p>
          </table:table-cell>
          <table:table-cell table:style-name="ce10" table:formula="of:=[$ERC_2015_GRANTED.B34]/[$ERC_2015_EVAL.B34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D34]/[$ERC_2015_EVAL.D34]" office:value-type="float" office:value="0" calcext:value-type="float">
            <text:p>0.00</text:p>
          </table:table-cell>
          <table:table-cell table:style-name="ce10"/>
          <table:table-cell table:style-name="ce10" table:formula="of:=[$ERC_2015_GRANTED.G34]/[$ERC_2015_EVAL.G34]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nited Kingdom</text:p>
          </table:table-cell>
          <table:table-cell table:style-name="ce11" table:formula="of:=[$ERC_2015_GRANTED.B35]/[$ERC_2015_EVAL.B35]" office:value-type="float" office:value="0.12678936605317" calcext:value-type="float">
            <text:p>0.13</text:p>
          </table:table-cell>
          <table:table-cell table:style-name="ce11" table:formula="of:=[$ERC_2015_GRANTED.C35]/[$ERC_2015_EVAL.C35]" office:value-type="float" office:value="0.189944134078212" calcext:value-type="float">
            <text:p>0.19</text:p>
          </table:table-cell>
          <table:table-cell table:style-name="ce11" table:formula="of:=[$ERC_2015_GRANTED.D35]/[$ERC_2015_EVAL.D35]" office:value-type="float" office:value="0.196765498652291" calcext:value-type="float">
            <text:p>0.20</text:p>
          </table:table-cell>
          <table:table-cell table:style-name="ce11" table:formula="of:=[$ERC_2015_GRANTED.E35]/[$ERC_2015_EVAL.E35]" office:value-type="float" office:value="0.4375" calcext:value-type="float">
            <text:p>0.44</text:p>
          </table:table-cell>
          <table:table-cell table:style-name="ce11" table:formula="of:=[$ERC_2015_GRANTED.G35]/[$ERC_2015_EVAL.G35]" office:value-type="float" office:value="0.1801872074883" calcext:value-type="float">
            <text:p>0.18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4"/>
          <table:table-cell table:style-name="ce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otal</text:p>
          </table:table-cell>
          <table:table-cell table:formula="of:=[$ERC_2015_GRANTED.B38]/[$ERC_2015_EVAL.B38]" office:value-type="float" office:value="0.12215610780539" calcext:value-type="float">
            <text:p>0.12215610780539</text:p>
          </table:table-cell>
          <table:table-cell table:formula="of:=[$ERC_2015_GRANTED.C38]/[$ERC_2015_EVAL.C38]" office:value-type="float" office:value="0.1513353115727" calcext:value-type="float">
            <text:p>0.1513353115727</text:p>
          </table:table-cell>
          <table:table-cell table:formula="of:=[$ERC_2015_GRANTED.D38]/[$ERC_2015_EVAL.D38]" office:value-type="float" office:value="0.144045761830473" calcext:value-type="float">
            <text:p>0.144045761830473</text:p>
          </table:table-cell>
          <table:table-cell table:formula="of:=[$ERC_2015_GRANTED.E38]/[$ERC_2015_EVAL.E38]" office:value-type="float" office:value="0.486322188449848" calcext:value-type="float">
            <text:p>0.486322188449848</text:p>
          </table:table-cell>
          <table:table-cell table:formula="of:=[$ERC_2015_GRANTED.G38]/[$ERC_2015_EVAL.G38]" office:value-type="float" office:value="0.153134202776609" calcext:value-type="float">
            <text:p>0.153134202776609</text:p>
          </table:table-cell>
          <table:table-cell table:number-columns-repeated="1018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_Interesting_Data" table:style-name="ta5">
        <office:forms form:automatic-focus="false" form:apply-design-mode="false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3" table:default-cell-style-name="ce13"/>
        <table:table-column table:style-name="co16" table:default-cell-style-name="ce13"/>
        <table:table-column table:style-name="co9" table:default-cell-style-name="ce13"/>
        <table:table-column table:style-name="co17" table:number-columns-repeated="1015" table:default-cell-style-name="ce13"/>
        <table:table-row table:style-name="ro8">
          <table:table-cell table:style-name="ce12" office:value-type="string" calcext:value-type="string">
            <text:p>Country Name</text:p>
          </table:table-cell>
          <table:table-cell table:style-name="ce12" office:value-type="string" calcext:value-type="string">
            <text:p>Country Code</text:p>
          </table:table-cell>
          <table:table-cell table:style-name="ce12" office:value-type="string" calcext:value-type="string">
            <text:p>EU status</text:p>
          </table:table-cell>
          <table:table-cell table:style-name="ce12" office:value-type="string" calcext:value-type="string">
            <text:p>%GDP spend on R&amp;D (2014 or latest avail.)</text:p>
          </table:table-cell>
          <table:table-cell table:style-name="ce12" office:value-type="string" calcext:value-type="string">
            <text:p>Number of full time researchers (thousands in 2014 or latest avail.)</text:p>
          </table:table-cell>
          <table:table-cell table:style-name="ce12" office:value-type="string" calcext:value-type="string">
            <text:p>Researchers in R&amp;D per million people (in 2014 or latest avail.)</text:p>
          </table:table-cell>
          <table:table-cell table:style-name="ce12" office:value-type="string" calcext:value-type="string">
            <text:p>Number of ERC grants awarded in 2015 excl. PoC</text:p>
          </table:table-cell>
          <table:table-cell table:style-name="ce12" office:value-type="string" calcext:value-type="string">
            <text:p>Number of ERC grants evaluated in 2015 excl. PoC</text:p>
          </table:table-cell>
          <table:table-cell table:style-name="ce28" office:value-type="string" calcext:value-type="string">
            <text:p>Success rate excl. PoC</text:p>
          </table:table-cell>
          <table:table-cell table:style-name="ce29" table:number-columns-repeated="1015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</text:p>
          </table:table-cell>
          <table:table-cell table:style-name="ce23" office:value-type="float" office:value="2.98608994483948" calcext:value-type="float">
            <text:p>2.986</text:p>
          </table:table-cell>
          <table:table-cell table:style-name="ce24" office:value-type="float" office:value="41.005" calcext:value-type="float">
            <text:p>41.0</text:p>
          </table:table-cell>
          <table:table-cell table:style-name="ce27" office:value-type="float" office:value="4814.5478515625" calcext:value-type="float">
            <text:p>4814.5</text:p>
          </table:table-cell>
          <table:table-cell table:formula="of:=[$ERC_2015_GRANTED.F2]" office:value-type="float" office:value="30" calcext:value-type="float">
            <text:p>30</text:p>
          </table:table-cell>
          <table:table-cell table:formula="of:=[$ERC_2015_EVAL.F2]" office:value-type="float" office:value="144" calcext:value-type="float">
            <text:p>144</text:p>
          </table:table-cell>
          <table:table-cell table:style-name="ce23" table:formula="of:=[.G2]/[.H2]" office:value-type="float" office:value="0.208333333333333" calcext:value-type="float">
            <text:p>0.2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</text:p>
          </table:table-cell>
          <table:table-cell table:style-name="ce23" office:value-type="float" office:value="2.46467995643616" calcext:value-type="float">
            <text:p>2.465</text:p>
          </table:table-cell>
          <table:table-cell table:style-name="ce24" office:value-type="float" office:value="46.88" calcext:value-type="float">
            <text:p>46.9</text:p>
          </table:table-cell>
          <table:table-cell table:style-name="ce27" office:value-type="float" office:value="4175.88232421875" calcext:value-type="float">
            <text:p>4175.9</text:p>
          </table:table-cell>
          <table:table-cell table:formula="of:=[$ERC_2015_GRANTED.F3]" office:value-type="float" office:value="30" calcext:value-type="float">
            <text:p>30</text:p>
          </table:table-cell>
          <table:table-cell table:formula="of:=[$ERC_2015_EVAL.F3]" office:value-type="float" office:value="230" calcext:value-type="float">
            <text:p>230</text:p>
          </table:table-cell>
          <table:table-cell table:style-name="ce23" table:formula="of:=[.G3]/[.H3]" office:value-type="float" office:value="0.130434782608696" calcext:value-type="float">
            <text:p>0.1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795130014419556" calcext:value-type="float">
            <text:p>0.795</text:p>
          </table:table-cell>
          <table:table-cell table:style-name="ce24" office:value-type="float" office:value="13.201" calcext:value-type="float">
            <text:p>13.2</text:p>
          </table:table-cell>
          <table:table-cell table:style-name="ce27" office:value-type="float" office:value="1833.13916015625" calcext:value-type="float">
            <text:p>1833.1</text:p>
          </table:table-cell>
          <table:table-cell table:formula="of:=[$ERC_2015_GRANTED.F4]" office:value-type="float" office:value="0" calcext:value-type="float">
            <text:p>0</text:p>
          </table:table-cell>
          <table:table-cell table:formula="of:=[$ERC_2015_EVAL.F4]" office:value-type="float" office:value="11" calcext:value-type="float">
            <text:p>11</text:p>
          </table:table-cell>
          <table:table-cell table:style-name="ce23" table:formula="of:=[.G4]/[.H4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790000021457672" calcext:value-type="float">
            <text:p>0.790</text:p>
          </table:table-cell>
          <table:table-cell table:style-name="ce24" office:value-type="float" office:value="6.117" calcext:value-type="float">
            <text:p>6.1</text:p>
          </table:table-cell>
          <table:table-cell table:style-name="ce27" office:value-type="float" office:value="1437.31469726563" calcext:value-type="float">
            <text:p>1437.3</text:p>
          </table:table-cell>
          <table:table-cell table:formula="of:=[$ERC_2015_GRANTED.F5]" office:value-type="float" office:value="0" calcext:value-type="float">
            <text:p>0</text:p>
          </table:table-cell>
          <table:table-cell table:formula="of:=[$ERC_2015_EVAL.F5]" office:value-type="float" office:value="11" calcext:value-type="float">
            <text:p>11</text:p>
          </table:table-cell>
          <table:table-cell table:style-name="ce23" table:formula="of:=[.G5]/[.H5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472400009632111" calcext:value-type="float">
            <text:p>0.472</text:p>
          </table:table-cell>
          <table:table-cell table:style-name="ce24" office:value-type="float" office:value="0.865" calcext:value-type="float">
            <text:p>0.9</text:p>
          </table:table-cell>
          <table:table-cell table:style-name="ce27" office:value-type="float" office:value="749.788940429688" calcext:value-type="float">
            <text:p>749.8</text:p>
          </table:table-cell>
          <table:table-cell table:formula="of:=[$ERC_2015_GRANTED.F6]" office:value-type="float" office:value="0" calcext:value-type="float">
            <text:p>0</text:p>
          </table:table-cell>
          <table:table-cell table:formula="of:=[$ERC_2015_EVAL.F6]" office:value-type="float" office:value="16" calcext:value-type="float">
            <text:p>16</text:p>
          </table:table-cell>
          <table:table-cell table:style-name="ce23" table:formula="of:=[.G6]/[.H6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99733996391296" calcext:value-type="float">
            <text:p>1.997</text:p>
          </table:table-cell>
          <table:table-cell table:style-name="ce24" office:value-type="float" office:value="36.04" calcext:value-type="float">
            <text:p>36.0</text:p>
          </table:table-cell>
          <table:table-cell table:style-name="ce27" office:value-type="float" office:value="3418.46166992188" calcext:value-type="float">
            <text:p>3418.5</text:p>
          </table:table-cell>
          <table:table-cell table:formula="of:=[$ERC_2015_GRANTED.F7]" office:value-type="float" office:value="7" calcext:value-type="float">
            <text:p>7</text:p>
          </table:table-cell>
          <table:table-cell table:formula="of:=[$ERC_2015_EVAL.F7]" office:value-type="float" office:value="59" calcext:value-type="float">
            <text:p>59</text:p>
          </table:table-cell>
          <table:table-cell table:style-name="ce23" table:formula="of:=[.G7]/[.H7]" office:value-type="float" office:value="0.11864406779661" calcext:value-type="float">
            <text:p>0.11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U</text:p>
          </table:table-cell>
          <table:table-cell table:style-name="ce23" office:value-type="float" office:value="3.08492994308472" calcext:value-type="float">
            <text:p>3.085</text:p>
          </table:table-cell>
          <table:table-cell table:style-name="ce24" office:value-type="float" office:value="40.647" calcext:value-type="float">
            <text:p>40.6</text:p>
          </table:table-cell>
          <table:table-cell table:style-name="ce27" office:value-type="float" office:value="7198.1806640625" calcext:value-type="float">
            <text:p>7198.2</text:p>
          </table:table-cell>
          <table:table-cell table:formula="of:=[$ERC_2015_GRANTED.F8]" office:value-type="float" office:value="20" calcext:value-type="float">
            <text:p>20</text:p>
          </table:table-cell>
          <table:table-cell table:formula="of:=[$ERC_2015_EVAL.F8]" office:value-type="float" office:value="185" calcext:value-type="float">
            <text:p>185</text:p>
          </table:table-cell>
          <table:table-cell table:style-name="ce23" table:formula="of:=[.G8]/[.H8]" office:value-type="float" office:value="0.108108108108108" calcext:value-type="float">
            <text:p>0.10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43636000156403" calcext:value-type="float">
            <text:p>1.436</text:p>
          </table:table-cell>
          <table:table-cell table:style-name="ce24" office:value-type="float" office:value="4.323" calcext:value-type="float">
            <text:p>4.3</text:p>
          </table:table-cell>
          <table:table-cell table:style-name="ce27" office:value-type="float" office:value="3284.44775390625" calcext:value-type="float">
            <text:p>3284.4</text:p>
          </table:table-cell>
          <table:table-cell table:formula="of:=[$ERC_2015_GRANTED.F9]" office:value-type="float" office:value="0" calcext:value-type="float">
            <text:p>0</text:p>
          </table:table-cell>
          <table:table-cell table:formula="of:=[$ERC_2015_EVAL.F9]" office:value-type="float" office:value="12" calcext:value-type="float">
            <text:p>12</text:p>
          </table:table-cell>
          <table:table-cell table:style-name="ce23" table:formula="of:=[.G9]/[.H9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U</text:p>
          </table:table-cell>
          <table:table-cell table:style-name="ce23" office:value-type="float" office:value="3.17388010025024" calcext:value-type="float">
            <text:p>3.174</text:p>
          </table:table-cell>
          <table:table-cell table:style-name="ce24" office:value-type="float" office:value="38.281" calcext:value-type="float">
            <text:p>38.3</text:p>
          </table:table-cell>
          <table:table-cell table:style-name="ce27" office:value-type="float" office:value="6985.9443359375" calcext:value-type="float">
            <text:p>6985.9</text:p>
          </table:table-cell>
          <table:table-cell table:formula="of:=[$ERC_2015_GRANTED.F10]" office:value-type="float" office:value="18" calcext:value-type="float">
            <text:p>18</text:p>
          </table:table-cell>
          <table:table-cell table:formula="of:=[$ERC_2015_EVAL.F10]" office:value-type="float" office:value="200" calcext:value-type="float">
            <text:p>200</text:p>
          </table:table-cell>
          <table:table-cell table:style-name="ce23" table:formula="of:=[.G10]/[.H10]" office:value-type="float" office:value="0.09" calcext:value-type="float">
            <text:p>0.09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</text:p>
          </table:table-cell>
          <table:table-cell table:style-name="ce23" office:value-type="float" office:value="2.25599002838135" calcext:value-type="float">
            <text:p>2.256</text:p>
          </table:table-cell>
          <table:table-cell table:style-name="ce24" office:value-type="float" office:value="269.377" calcext:value-type="float">
            <text:p>269.4</text:p>
          </table:table-cell>
          <table:table-cell table:style-name="ce27" office:value-type="float" office:value="4201.05517578125" calcext:value-type="float">
            <text:p>4201.1</text:p>
          </table:table-cell>
          <table:table-cell table:formula="of:=[$ERC_2015_GRANTED.F11]" office:value-type="float" office:value="99" calcext:value-type="float">
            <text:p>99</text:p>
          </table:table-cell>
          <table:table-cell table:formula="of:=[$ERC_2015_EVAL.F11]" office:value-type="float" office:value="643" calcext:value-type="float">
            <text:p>643</text:p>
          </table:table-cell>
          <table:table-cell table:style-name="ce23" table:formula="of:=[.G11]/[.H11]" office:value-type="float" office:value="0.153965785381026" calcext:value-type="float">
            <text:p>0.1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</text:p>
          </table:table-cell>
          <table:table-cell table:style-name="ce23" office:value-type="float" office:value="2.86854004859924" calcext:value-type="float">
            <text:p>2.869</text:p>
          </table:table-cell>
          <table:table-cell table:style-name="ce24" office:value-type="float" office:value="353.276" calcext:value-type="float">
            <text:p>353.3</text:p>
          </table:table-cell>
          <table:table-cell table:style-name="ce27" office:value-type="float" office:value="4380.5625" calcext:value-type="float">
            <text:p>4380.6</text:p>
          </table:table-cell>
          <table:table-cell table:formula="of:=[$ERC_2015_GRANTED.F12]" office:value-type="float" office:value="139" calcext:value-type="float">
            <text:p>139</text:p>
          </table:table-cell>
          <table:table-cell table:formula="of:=[$ERC_2015_EVAL.F12]" office:value-type="float" office:value="774" calcext:value-type="float">
            <text:p>774</text:p>
          </table:table-cell>
          <table:table-cell table:style-name="ce23" table:formula="of:=[.G12]/[.H12]" office:value-type="float" office:value="0.179586563307494" calcext:value-type="float">
            <text:p>0.18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838450014591217" calcext:value-type="float">
            <text:p>0.838</text:p>
          </table:table-cell>
          <table:table-cell table:style-name="ce24" office:value-type="float" office:value="29.877" calcext:value-type="float">
            <text:p>29.9</text:p>
          </table:table-cell>
          <table:table-cell table:style-name="ce27" office:value-type="float" office:value="2715.9072265625" calcext:value-type="float">
            <text:p>2715.9</text:p>
          </table:table-cell>
          <table:table-cell table:formula="of:=[$ERC_2015_GRANTED.F13]" office:value-type="float" office:value="3" calcext:value-type="float">
            <text:p>3</text:p>
          </table:table-cell>
          <table:table-cell table:formula="of:=[$ERC_2015_EVAL.F13]" office:value-type="float" office:value="95" calcext:value-type="float">
            <text:p>95</text:p>
          </table:table-cell>
          <table:table-cell table:style-name="ce23" table:formula="of:=[.G13]/[.H13]" office:value-type="float" office:value="0.0315789473684211" calcext:value-type="float">
            <text:p>0.0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37072002887726" calcext:value-type="float">
            <text:p>1.371</text:p>
          </table:table-cell>
          <table:table-cell table:style-name="ce24" office:value-type="float" office:value="26.213" calcext:value-type="float">
            <text:p>26.2</text:p>
          </table:table-cell>
          <table:table-cell table:style-name="ce27" office:value-type="float" office:value="2650.57836914063" calcext:value-type="float">
            <text:p>2650.6</text:p>
          </table:table-cell>
          <table:table-cell table:formula="of:=[$ERC_2015_GRANTED.F14]" office:value-type="float" office:value="4" calcext:value-type="float">
            <text:p>4</text:p>
          </table:table-cell>
          <table:table-cell table:formula="of:=[$ERC_2015_EVAL.F14]" office:value-type="float" office:value="47" calcext:value-type="float">
            <text:p>47</text:p>
          </table:table-cell>
          <table:table-cell table:style-name="ce23" table:formula="of:=[.G14]/[.H14]" office:value-type="float" office:value="0.0851063829787234" calcext:value-type="float">
            <text:p>0.085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FTA</text:p>
          </table:table-cell>
          <table:table-cell table:style-name="ce23" office:value-type="float" office:value="1.89079999923706" calcext:value-type="float">
            <text:p>1.891</text:p>
          </table:table-cell>
          <table:table-cell table:style-name="ce25" office:value-type="float" office:value="2.538" calcext:value-type="float">
            <office:annotation draw:style-name="gr1" draw:text-style-name="P2" svg:width="84.73pt" svg:height="57.15pt" svg:x="422.39pt" svg:y="225.24pt" draw:caption-point-x="-16.78pt" draw:caption-point-y="61.23pt">
              <dc:creator>PB</dc:creator>
              <dc:date>2016-11-19T00:00:00</dc:date>
              <text:p text:style-name="P1"><text:span text:style-name="T1">Estimate based on World Bank data for 2009</text:span></text:p>
            </office:annotation>
            <text:p>2.5</text:p>
          </table:table-cell>
          <table:table-cell table:style-name="ce27" office:value-type="float" office:value="5993.04833984375" calcext:value-type="float">
            <text:p>5993.0</text:p>
          </table:table-cell>
          <table:table-cell table:formula="of:=[$ERC_2015_GRANTED.F15]" office:value-type="float" office:value="0" calcext:value-type="float">
            <text:p>0</text:p>
          </table:table-cell>
          <table:table-cell table:formula="of:=[$ERC_2015_EVAL.F15]" office:value-type="float" office:value="4" calcext:value-type="float">
            <text:p>4</text:p>
          </table:table-cell>
          <table:table-cell table:style-name="ce23" table:formula="of:=[.G15]/[.H15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51889002323151" calcext:value-type="float">
            <text:p>1.519</text:p>
          </table:table-cell>
          <table:table-cell table:style-name="ce24" office:value-type="float" office:value="17.448" calcext:value-type="float">
            <text:p>17.4</text:p>
          </table:table-cell>
          <table:table-cell table:style-name="ce27" office:value-type="float" office:value="3732.0615234375" calcext:value-type="float">
            <text:p>3732.1</text:p>
          </table:table-cell>
          <table:table-cell table:formula="of:=[$ERC_2015_GRANTED.F16]" office:value-type="float" office:value="9" calcext:value-type="float">
            <text:p>9</text:p>
          </table:table-cell>
          <table:table-cell table:formula="of:=[$ERC_2015_EVAL.F16]" office:value-type="float" office:value="118" calcext:value-type="float">
            <text:p>118</text:p>
          </table:table-cell>
          <table:table-cell table:style-name="ce23" table:formula="of:=[.G16]/[.H16]" office:value-type="float" office:value="0.076271186440678" calcext:value-type="float">
            <text:p>0.07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</text:p>
          </table:table-cell>
          <table:table-cell table:style-name="ce23" office:value-type="float" office:value="4.10858011245728" calcext:value-type="float">
            <text:p>4.109</text:p>
          </table:table-cell>
          <table:table-cell table:style-name="ce26" office:value-type="float" office:value="65.3" calcext:value-type="float">
            <office:annotation draw:style-name="gr1" draw:text-style-name="P2" svg:width="84.73pt" svg:height="57.15pt" svg:x="422.39pt" svg:y="254.61pt" draw:caption-point-x="-16.78pt" draw:caption-point-y="63.47pt">
              <dc:creator>PB</dc:creator>
              <dc:date>2016-11-19T00:00:00</dc:date>
              <text:p text:style-name="P1"><text:span text:style-name="T1">Estimate based on World Bank data for 2012</text:span></text:p>
            </office:annotation>
            <text:p>65.3</text:p>
          </table:table-cell>
          <table:table-cell table:style-name="ce27" office:value-type="float" office:value="8255.404296875" calcext:value-type="float">
            <text:p>8255.4</text:p>
          </table:table-cell>
          <table:table-cell table:formula="of:=[$ERC_2015_GRANTED.F17]" office:value-type="float" office:value="55" calcext:value-type="float">
            <text:p>55</text:p>
          </table:table-cell>
          <table:table-cell table:formula="of:=[$ERC_2015_EVAL.F17]" office:value-type="float" office:value="224" calcext:value-type="float">
            <text:p>224</text:p>
          </table:table-cell>
          <table:table-cell table:style-name="ce23" table:formula="of:=[.G17]/[.H17]" office:value-type="float" office:value="0.245535714285714" calcext:value-type="float">
            <text:p>0.24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28699994087219" calcext:value-type="float">
            <text:p>1.287</text:p>
          </table:table-cell>
          <table:table-cell table:style-name="ce24" office:value-type="float" office:value="119.977" calcext:value-type="float">
            <text:p>120.0</text:p>
          </table:table-cell>
          <table:table-cell table:style-name="ce27" office:value-type="float" office:value="2006.68469238281" calcext:value-type="float">
            <text:p>2006.7</text:p>
          </table:table-cell>
          <table:table-cell table:formula="of:=[$ERC_2015_GRANTED.F18]" office:value-type="float" office:value="53" calcext:value-type="float">
            <text:p>53</text:p>
          </table:table-cell>
          <table:table-cell table:formula="of:=[$ERC_2015_EVAL.F18]" office:value-type="float" office:value="807" calcext:value-type="float">
            <text:p>807</text:p>
          </table:table-cell>
          <table:table-cell table:style-name="ce23" table:formula="of:=[.G18]/[.H18]" office:value-type="float" office:value="0.0656753407682776" calcext:value-type="float">
            <text:p>0.0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01477003097534" calcext:value-type="float">
            <text:p>1.015</text:p>
          </table:table-cell>
          <table:table-cell table:style-name="ce24" office:value-type="float" office:value="8.638" calcext:value-type="float">
            <text:p>8.6</text:p>
          </table:table-cell>
          <table:table-cell table:style-name="ce27" office:value-type="float" office:value="2961.46655273438" calcext:value-type="float">
            <text:p>2961.5</text:p>
          </table:table-cell>
          <table:table-cell table:formula="of:=[$ERC_2015_GRANTED.F19]" office:value-type="float" office:value="0" calcext:value-type="float">
            <text:p>0</text:p>
          </table:table-cell>
          <table:table-cell table:formula="of:=[$ERC_2015_EVAL.F19]" office:value-type="float" office:value="12" calcext:value-type="float">
            <text:p>12</text:p>
          </table:table-cell>
          <table:table-cell table:style-name="ce23" table:formula="of:=[.G19]/[.H19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2561000585556" calcext:value-type="float">
            <text:p>1.256</text:p>
          </table:table-cell>
          <table:table-cell table:style-name="ce24" office:value-type="float" office:value="2.548" calcext:value-type="float">
            <text:p>2.5</text:p>
          </table:table-cell>
          <table:table-cell table:style-name="ce27" office:value-type="float" office:value="4577.29736328125" calcext:value-type="float">
            <text:p>4577.3</text:p>
          </table:table-cell>
          <table:table-cell table:formula="of:=[$ERC_2015_GRANTED.F20]" office:value-type="float" office:value="2" calcext:value-type="float">
            <text:p>2</text:p>
          </table:table-cell>
          <table:table-cell table:formula="of:=[$ERC_2015_EVAL.F20]" office:value-type="float" office:value="9" calcext:value-type="float">
            <text:p>9</text:p>
          </table:table-cell>
          <table:table-cell table:style-name="ce23" table:formula="of:=[.G20]/[.H20]" office:value-type="float" office:value="0.222222222222222" calcext:value-type="float">
            <text:p>0.2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848089993000031" calcext:value-type="float">
            <text:p>0.848</text:p>
          </table:table-cell>
          <table:table-cell table:style-name="ce24" office:value-type="float" office:value="0.891" calcext:value-type="float">
            <text:p>0.9</text:p>
          </table:table-cell>
          <table:table-cell table:style-name="ce27" office:value-type="float" office:value="2132.99243164063" calcext:value-type="float">
            <text:p>2133.0</text:p>
          </table:table-cell>
          <table:table-cell table:formula="of:=[$ERC_2015_GRANTED.F21]" office:value-type="float" office:value="1" calcext:value-type="float">
            <text:p>1</text:p>
          </table:table-cell>
          <table:table-cell table:formula="of:=[$ERC_2015_EVAL.F21]" office:value-type="float" office:value="3" calcext:value-type="float">
            <text:p>3</text:p>
          </table:table-cell>
          <table:table-cell table:style-name="ce23" table:formula="of:=[.G21]/[.H21]" office:value-type="float" office:value="0.333333333333333" calcext:value-type="float">
            <text:p>0.3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9728000164032" calcext:value-type="float">
            <text:p>1.973</text:p>
          </table:table-cell>
          <table:table-cell table:style-name="ce24" office:value-type="float" office:value="75.536" calcext:value-type="float">
            <text:p>75.5</text:p>
          </table:table-cell>
          <table:table-cell table:style-name="ce27" office:value-type="float" office:value="4478.0537109375" calcext:value-type="float">
            <text:p>4478.1</text:p>
          </table:table-cell>
          <table:table-cell table:formula="of:=[$ERC_2015_GRANTED.F22]" office:value-type="float" office:value="85" calcext:value-type="float">
            <text:p>85</text:p>
          </table:table-cell>
          <table:table-cell table:formula="of:=[$ERC_2015_EVAL.F22]" office:value-type="float" office:value="424" calcext:value-type="float">
            <text:p>424</text:p>
          </table:table-cell>
          <table:table-cell table:style-name="ce23" table:formula="of:=[.G22]/[.H22]" office:value-type="float" office:value="0.200471698113208" calcext:value-type="float">
            <text:p>0.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FTA</text:p>
          </table:table-cell>
          <table:table-cell table:style-name="ce23" office:value-type="float" office:value="1.71022999286652" calcext:value-type="float">
            <text:p>1.710</text:p>
          </table:table-cell>
          <table:table-cell table:style-name="ce24" office:value-type="float" office:value="29.237" calcext:value-type="float">
            <text:p>29.2</text:p>
          </table:table-cell>
          <table:table-cell table:style-name="ce27" office:value-type="float" office:value="5679.326171875" calcext:value-type="float">
            <text:p>5679.3</text:p>
          </table:table-cell>
          <table:table-cell table:formula="of:=[$ERC_2015_GRANTED.F23]" office:value-type="float" office:value="5" calcext:value-type="float">
            <text:p>5</text:p>
          </table:table-cell>
          <table:table-cell table:formula="of:=[$ERC_2015_EVAL.F23]" office:value-type="float" office:value="110" calcext:value-type="float">
            <text:p>110</text:p>
          </table:table-cell>
          <table:table-cell table:style-name="ce23" table:formula="of:=[.G23]/[.H23]" office:value-type="float" office:value="0.0454545454545455" calcext:value-type="float">
            <text:p>0.0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940500020980835" calcext:value-type="float">
            <text:p>0.941</text:p>
          </table:table-cell>
          <table:table-cell table:style-name="ce24" office:value-type="float" office:value="78.622" calcext:value-type="float">
            <text:p>78.6</text:p>
          </table:table-cell>
          <table:table-cell table:style-name="ce27" office:value-type="float" office:value="2035.78332519531" calcext:value-type="float">
            <text:p>2035.8</text:p>
          </table:table-cell>
          <table:table-cell table:formula="of:=[$ERC_2015_GRANTED.F24]" office:value-type="float" office:value="5" calcext:value-type="float">
            <text:p>5</text:p>
          </table:table-cell>
          <table:table-cell table:formula="of:=[$ERC_2015_EVAL.F24]" office:value-type="float" office:value="114" calcext:value-type="float">
            <text:p>114</text:p>
          </table:table-cell>
          <table:table-cell table:style-name="ce23" table:formula="of:=[.G24]/[.H24]" office:value-type="float" office:value="0.043859649122807" calcext:value-type="float">
            <text:p>0.0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28519999980927" calcext:value-type="float">
            <text:p>1.285</text:p>
          </table:table-cell>
          <table:table-cell table:style-name="ce24" office:value-type="float" office:value="38.487" calcext:value-type="float">
            <text:p>38.5</text:p>
          </table:table-cell>
          <table:table-cell table:style-name="ce27" office:value-type="float" office:value="3699.87280273438" calcext:value-type="float">
            <text:p>3699.9</text:p>
          </table:table-cell>
          <table:table-cell table:formula="of:=[$ERC_2015_GRANTED.F25]" office:value-type="float" office:value="9" calcext:value-type="float">
            <text:p>9</text:p>
          </table:table-cell>
          <table:table-cell table:formula="of:=[$ERC_2015_EVAL.F25]" office:value-type="float" office:value="116" calcext:value-type="float">
            <text:p>116</text:p>
          </table:table-cell>
          <table:table-cell table:style-name="ce23" table:formula="of:=[.G25]/[.H25]" office:value-type="float" office:value="0.0775862068965517" calcext:value-type="float">
            <text:p>0.07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383370012044907" calcext:value-type="float">
            <text:p>0.383</text:p>
          </table:table-cell>
          <table:table-cell table:style-name="ce24" office:value-type="float" office:value="18.109" calcext:value-type="float">
            <text:p>18.1</text:p>
          </table:table-cell>
          <table:table-cell table:style-name="ce27" office:value-type="float" office:value="921.504699707031" calcext:value-type="float">
            <text:p>921.5</text:p>
          </table:table-cell>
          <table:table-cell table:formula="of:=[$ERC_2015_GRANTED.F26]" office:value-type="float" office:value="1" calcext:value-type="float">
            <text:p>1</text:p>
          </table:table-cell>
          <table:table-cell table:formula="of:=[$ERC_2015_EVAL.F26]" office:value-type="float" office:value="47" calcext:value-type="float">
            <text:p>47</text:p>
          </table:table-cell>
          <table:table-cell table:style-name="ce23" table:formula="of:=[.G26]/[.H26]" office:value-type="float" office:value="0.0212765957446808" calcext:value-type="float">
            <text:p>0.0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and</text:p>
          </table:table-cell>
          <table:table-cell table:style-name="ce23" office:value-type="float" office:value="0.775770008563995" calcext:value-type="float">
            <text:p>0.776</text:p>
          </table:table-cell>
          <table:table-cell table:style-name="ce24" office:value-type="float" office:value="13.026" calcext:value-type="float">
            <text:p>13.0</text:p>
          </table:table-cell>
          <table:table-cell table:style-name="ce27" office:value-type="float" office:value="1464.82299804688" calcext:value-type="float">
            <text:p>1464.8</text:p>
          </table:table-cell>
          <table:table-cell table:formula="of:=[$ERC_2015_GRANTED.F27]" office:value-type="float" office:value="0" calcext:value-type="float">
            <text:p>0</text:p>
          </table:table-cell>
          <table:table-cell table:formula="of:=[$ERC_2015_EVAL.F27]" office:value-type="float" office:value="11" calcext:value-type="float">
            <text:p>11</text:p>
          </table:table-cell>
          <table:table-cell table:style-name="ce23" table:formula="of:=[.G27]/[.H27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EU</text:p>
          </table:table-cell>
          <table:table-cell table:style-name="ce23" office:value-type="float" office:value="0.88621997833252" calcext:value-type="float">
            <text:p>0.886</text:p>
          </table:table-cell>
          <table:table-cell table:style-name="ce24" office:value-type="float" office:value="14.742" calcext:value-type="float">
            <text:p>14.7</text:p>
          </table:table-cell>
          <table:table-cell table:style-name="ce27" office:value-type="float" office:value="2718.52807617188" calcext:value-type="float">
            <text:p>2718.5</text:p>
          </table:table-cell>
          <table:table-cell table:formula="of:=[$ERC_2015_GRANTED.F28]" office:value-type="float" office:value="0" calcext:value-type="float">
            <text:p>0</text:p>
          </table:table-cell>
          <table:table-cell table:formula="of:=[$ERC_2015_EVAL.F28]" office:value-type="float" office:value="8" calcext:value-type="float">
            <text:p>8</text:p>
          </table:table-cell>
          <table:table-cell table:style-name="ce23" table:formula="of:=[.G28]/[.H28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U</text:p>
          </table:table-cell>
          <table:table-cell table:style-name="ce23" office:value-type="float" office:value="2.386470079422" calcext:value-type="float">
            <text:p>2.386</text:p>
          </table:table-cell>
          <table:table-cell table:style-name="ce24" office:value-type="float" office:value="8.574" calcext:value-type="float">
            <text:p>8.6</text:p>
          </table:table-cell>
          <table:table-cell table:style-name="ce27" office:value-type="float" office:value="4149.91162109375" calcext:value-type="float">
            <text:p>4149.9</text:p>
          </table:table-cell>
          <table:table-cell table:formula="of:=[$ERC_2015_GRANTED.F29]" office:value-type="float" office:value="1" calcext:value-type="float">
            <text:p>1</text:p>
          </table:table-cell>
          <table:table-cell table:formula="of:=[$ERC_2015_EVAL.F29]" office:value-type="float" office:value="17" calcext:value-type="float">
            <text:p>17</text:p>
          </table:table-cell>
          <table:table-cell table:style-name="ce23" table:formula="of:=[.G29]/[.H29]" office:value-type="float" office:value="0.0588235294117647" calcext:value-type="float">
            <text:p>0.05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23138999938965" calcext:value-type="float">
            <text:p>1.231</text:p>
          </table:table-cell>
          <table:table-cell table:style-name="ce24" office:value-type="float" office:value="122.235" calcext:value-type="float">
            <text:p>122.2</text:p>
          </table:table-cell>
          <table:table-cell table:style-name="ce27" office:value-type="float" office:value="2642.3720703125" calcext:value-type="float">
            <text:p>2642.4</text:p>
          </table:table-cell>
          <table:table-cell table:formula="of:=[$ERC_2015_GRANTED.F30]" office:value-type="float" office:value="43" calcext:value-type="float">
            <text:p>43</text:p>
          </table:table-cell>
          <table:table-cell table:formula="of:=[$ERC_2015_EVAL.F30]" office:value-type="float" office:value="522" calcext:value-type="float">
            <text:p>522</text:p>
          </table:table-cell>
          <table:table-cell table:style-name="ce23" table:formula="of:=[.G30]/[.H30]" office:value-type="float" office:value="0.0823754789272031" calcext:value-type="float">
            <text:p>0.08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</text:p>
          </table:table-cell>
          <table:table-cell table:style-name="ce23" office:value-type="float" office:value="3.1609001159668" calcext:value-type="float">
            <text:p>3.161</text:p>
          </table:table-cell>
          <table:table-cell table:style-name="ce24" office:value-type="float" office:value="66.643" calcext:value-type="float">
            <text:p>66.6</text:p>
          </table:table-cell>
          <table:table-cell table:style-name="ce27" office:value-type="float" office:value="6868.11328125" calcext:value-type="float">
            <text:p>6868.1</text:p>
          </table:table-cell>
          <table:table-cell table:formula="of:=[$ERC_2015_GRANTED.F31]" office:value-type="float" office:value="32" calcext:value-type="float">
            <text:p>32</text:p>
          </table:table-cell>
          <table:table-cell table:formula="of:=[$ERC_2015_EVAL.F31]" office:value-type="float" office:value="226" calcext:value-type="float">
            <text:p>226</text:p>
          </table:table-cell>
          <table:table-cell table:style-name="ce23" table:formula="of:=[.G31]/[.H31]" office:value-type="float" office:value="0.141592920353982" calcext:value-type="float">
            <text:p>0.1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FTA</text:p>
          </table:table-cell>
          <table:table-cell table:style-name="ce23" office:value-type="float" office:value="2.96661996841431" calcext:value-type="float">
            <text:p>2.967</text:p>
          </table:table-cell>
          <table:table-cell table:style-name="ce24" office:value-type="float" office:value="35.95" calcext:value-type="float">
            <text:p>36.0</text:p>
          </table:table-cell>
          <table:table-cell table:style-name="ce27" office:value-type="float" office:value="4481.07373046875" calcext:value-type="float">
            <text:p>4481.1</text:p>
          </table:table-cell>
          <table:table-cell table:formula="of:=[$ERC_2015_GRANTED.F32]" office:value-type="float" office:value="72" calcext:value-type="float">
            <text:p>72</text:p>
          </table:table-cell>
          <table:table-cell table:formula="of:=[$ERC_2015_EVAL.F32]" office:value-type="float" office:value="308" calcext:value-type="float">
            <text:p>308</text:p>
          </table:table-cell>
          <table:table-cell table:style-name="ce23" table:formula="of:=[.G32]/[.H32]" office:value-type="float" office:value="0.233766233766234" calcext:value-type="float">
            <text:p>0.2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cand</text:p>
          </table:table-cell>
          <table:table-cell table:style-name="ce23" office:value-type="float" office:value="1.00713002681732" calcext:value-type="float">
            <text:p>1.007</text:p>
          </table:table-cell>
          <table:table-cell table:style-name="ce24" office:value-type="float" office:value="89.657" calcext:value-type="float">
            <text:p>89.7</text:p>
          </table:table-cell>
          <table:table-cell table:style-name="ce27" office:value-type="float" office:value="1156.51293945313" calcext:value-type="float">
            <text:p>1156.5</text:p>
          </table:table-cell>
          <table:table-cell table:formula="of:=[$ERC_2015_GRANTED.F33]" office:value-type="float" office:value="6" calcext:value-type="float">
            <text:p>6</text:p>
          </table:table-cell>
          <table:table-cell table:formula="of:=[$ERC_2015_EVAL.F33]" office:value-type="float" office:value="60" calcext:value-type="float">
            <text:p>60</text:p>
          </table:table-cell>
          <table:table-cell table:style-name="ce23" table:formula="of:=[.G33]/[.H33]" office:value-type="float" office:value="0.1" calcext:value-type="float">
            <text:p>0.1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no</text:p>
          </table:table-cell>
          <table:table-cell table:style-name="ce23" office:value-type="float" office:value="0.658720016479492" calcext:value-type="float">
            <text:p>0.659</text:p>
          </table:table-cell>
          <table:table-cell table:style-name="ce26" office:value-type="float" office:value="46.5607981" calcext:value-type="float">
            <office:annotation draw:style-name="gr2" draw:text-style-name="P2" svg:width="83.99pt" svg:height="58.08pt" svg:x="0pt" svg:y="18.94pt" draw:caption-point-x="405.61pt" draw:caption-point-y="567.72pt">
              <dc:creator>PB</dc:creator>
              <dc:date>2016-11-19T00:00:00</dc:date>
              <text:p text:style-name="P1"><text:span text:style-name="T1">Estimated based on World Bank data in 2014</text:span></text:p>
            </office:annotation>
            <text:p>46.6</text:p>
          </table:table-cell>
          <table:table-cell table:style-name="ce27" office:value-type="float" office:value="1026.40747070313" calcext:value-type="float">
            <text:p>1026.4</text:p>
          </table:table-cell>
          <table:table-cell table:formula="of:=[$ERC_2015_GRANTED.F34]" office:value-type="float" office:value="0" calcext:value-type="float">
            <text:p>0</text:p>
          </table:table-cell>
          <table:table-cell table:formula="of:=[$ERC_2015_EVAL.F34]" office:value-type="float" office:value="17" calcext:value-type="float">
            <text:p>17</text:p>
          </table:table-cell>
          <table:table-cell table:style-name="ce23" table:formula="of:=[.G34]/[.H34]" office:value-type="float" office:value="0" calcext:value-type="float">
            <text:p>0.0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U</text:p>
          </table:table-cell>
          <table:table-cell table:style-name="ce23" office:value-type="float" office:value="1.70069003105164" calcext:value-type="float">
            <text:p>1.701</text:p>
          </table:table-cell>
          <table:table-cell table:style-name="ce24" office:value-type="float" office:value="273.56" calcext:value-type="float">
            <text:p>273.6</text:p>
          </table:table-cell>
          <table:table-cell table:style-name="ce27" office:value-type="float" office:value="4252.3623046875" calcext:value-type="float">
            <text:p>4252.4</text:p>
          </table:table-cell>
          <table:table-cell table:formula="of:=[$ERC_2015_GRANTED.F35]" office:value-type="float" office:value="203" calcext:value-type="float">
            <text:p>203</text:p>
          </table:table-cell>
          <table:table-cell table:formula="of:=[$ERC_2015_EVAL.F35]" office:value-type="float" office:value="1218" calcext:value-type="float">
            <text:p>1218</text:p>
          </table:table-cell>
          <table:table-cell table:style-name="ce23" table:formula="of:=[.G35]/[.H35]" office:value-type="float" office:value="0.166666666666667" calcext:value-type="float">
            <text:p>0.167</text:p>
          </table:table-cell>
          <table:table-cell table:number-columns-repeated="1015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Calibri1" fo:font-family="Calibri" fo:font-size="11pt" style:font-name-asian="Droid Sans Fallback" style:font-family-asian="'Droid Sans Fallback'" style:font-family-generic-asian="system" style:font-pitch-asian="variable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/00/0000</text:date>, <text:time style:data-style-name="N2" text:time-value="04:33:57.937080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RC_5f_2015_5f_GRANTED" style:display-name="PageStyle_ERC_2015_GRANTE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he_5f_Interesting_5f_Data" style:display-name="PageStyle_The_Interesting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RC_5f_2015_5f_SuccessRate" style:display-name="PageStyle_ERC_2015_SuccessRat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RC_5f_2015_5f_EVAL" style:display-name="PageStyle_ERC_2015_EV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Piotr Bentkowski</dc:creator>
    <dc:date>2016-11-19T04:43:18.839719689</dc:date>
    <meta:editing-cycles>85</meta:editing-cycles>
    <meta:editing-duration>PT6H29M18S</meta:editing-duration>
    <meta:generator>LibreOffice/5.2.3.2$Linux_X86_64 LibreOffice_project/20m0$Build-2</meta:generator>
    <meta:document-statistic meta:table-count="4" meta:cell-count="1028" meta:object-count="0"/>
    <meta:user-defined meta:name="qrichtext">1</meta:user-defined>
  </office:meta>
</office:document-meta>
</file>